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Calibri" svg:font-family="Calibri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modern"/>
    <style:font-face style:name="游ゴシック1" svg:font-family="游ゴシック" style:font-family-generic="swiss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0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743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98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0.778cm" fo:break-before="auto" style:use-optimal-row-height="true"/>
    </style:style>
    <style:style style:name="ro9" style:family="table-row">
      <style:table-row-properties style:row-height="1.028cm" fo:break-before="auto" style:use-optimal-row-height="true"/>
    </style:style>
    <style:style style:name="ta1" style:family="table" style:master-page-name="PageStyle_5f_要件定義">
      <style:table-properties table:display="true" style:writing-mode="lr-tb"/>
    </style:style>
    <style:style style:name="ta2" style:family="table" style:master-page-name="PageStyle_5f_基本仕様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24pt" fo:font-style="normal" fo:text-shadow="none" style:text-underline-style="none" fo:font-weight="bold" style:font-name-asian="游ゴシック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8pt" fo:font-style="normal" fo:text-shadow="none" style:text-underline-style="none" fo:font-weight="bold" style:font-name-asian="游ゴシック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bold" style:font-name-asian="游ゴシック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33cm" style:writing-mode="pag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33cm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bold" style:font-name-asian="游ゴシック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667cm" style:writing-mode="page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667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24pt" fo:font-style="normal" fo:text-shadow="none" style:text-underline-style="none" fo:font-weight="bold" style:font-name-asian="游ゴシック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8pt" fo:font-style="normal" fo:text-shadow="none" style:text-underline-style="none" fo:font-weight="bold" style:font-name-asian="游ゴシック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bold" style:font-name-asian="游ゴシック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33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33cm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bold" style:font-name-asian="游ゴシック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667cm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667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3.5pt" fo:font-style="normal" fo:text-shadow="none" style:text-underline-style="none" fo:font-weight="bold" style:font-name-asian="游ゴシック" style:font-size-asian="13.5pt" style:font-style-asian="normal" style:font-weight-asian="bold" style:font-size-complex="13.5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gr1" style:family="graphic" style:parent-style-name="Default">
      <style:graphic-properties svg:stroke-color="#000000" draw:fill-color="#ffffd7" draw:textarea-horizontal-align="justify" draw:textarea-vertical-align="middle" draw:auto-grow-height="false" fo:min-height="0.464cm" fo:min-width="3.915cm" style:writing-mode="lr-tb" loext:decorative="false"/>
      <style:paragraph-properties fo:text-align="center"/>
    </style:style>
    <style:style style:name="gr2" style:family="graphic" style:parent-style-name="Default">
      <style:graphic-properties svg:stroke-color="#000000" draw:fill-color="#dee6ef" draw:textarea-horizontal-align="justify" draw:textarea-vertical-align="middle" draw:auto-grow-height="false" fo:min-height="0.572cm" fo:min-width="3.279cm" style:writing-mode="lr-tb" loext:decorative="false"/>
      <style:paragraph-properties fo:text-align="center"/>
    </style:style>
    <style:style style:name="gr3" style:family="graphic" style:parent-style-name="Default">
      <style:graphic-properties svg:stroke-color="#000000" draw:fill-color="#e0c2cd" draw:textarea-horizontal-align="justify" draw:textarea-vertical-align="middle" draw:auto-grow-height="false" fo:min-height="0.974cm" fo:min-width="2.912cm" style:writing-mode="lr-tb" loext:decorative="false"/>
      <style:paragraph-properties fo:text-align="center"/>
    </style:style>
    <style:style style:name="gr4" style:family="graphic" style:parent-style-name="Default">
      <style:graphic-properties svg:stroke-color="#000000" draw:fill-color="#f6f9d4" draw:textarea-horizontal-align="justify" draw:textarea-vertical-align="middle" draw:auto-grow-height="false" fo:min-height="1.902cm" fo:min-width="3.279cm" style:writing-mode="lr-tb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7.155cm" fo:min-width="0.15cm" style:writing-mode="lr-tb" loext:decorative="false"/>
      <style:paragraph-properties fo:text-align="center" style:writing-mode="lr-tb"/>
    </style:style>
    <style:style style:name="gr6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3.38cm" fo:min-width="0.15cm" style:writing-mode="lr-tb" loext:decorative="false"/>
      <style:paragraph-properties fo:text-align="center" style:writing-mode="lr-tb"/>
    </style:style>
    <style:style style:name="gr7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13.499cm" fo:min-width="0.15cm" style:writing-mode="lr-tb" loext:decorative="false"/>
      <style:paragraph-properties fo:text-align="center" style:writing-mode="lr-tb"/>
    </style:style>
    <style:style style:name="gr8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3.057cm" fo:min-width="0.15cm" style:writing-mode="lr-tb" loext:decorative="false"/>
      <style:paragraph-properties fo:text-align="center" style:writing-mode="lr-tb"/>
    </style:style>
    <style:style style:name="gr9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3.145cm" fo:min-width="0.15cm" style:writing-mode="lr-tb" loext:decorative="false"/>
      <style:paragraph-properties fo:text-align="center" style:writing-mode="lr-tb"/>
    </style:style>
    <style:style style:name="gr10" style:family="graphic" style:parent-style-name="Default">
      <style:graphic-properties svg:stroke-color="#000000" draw:fill-color="#dee6ef" draw:textarea-horizontal-align="justify" draw:textarea-vertical-align="middle" draw:auto-grow-height="false" fo:min-height="0.572cm" fo:min-width="3.259cm" style:writing-mode="lr-tb" loext:decorative="false"/>
      <style:paragraph-properties fo:text-align="center"/>
    </style:style>
    <style:style style:name="gr11" style:family="graphic" style:parent-style-name="Default">
      <style:graphic-properties svg:stroke-color="#000000" draw:fill-color="#f6f9d4" draw:textarea-horizontal-align="justify" draw:textarea-vertical-align="middle" draw:auto-grow-height="false" fo:min-height="1.907cm" fo:min-width="3.259cm" style:writing-mode="lr-tb" loext:decorative="false"/>
      <style:paragraph-properties fo:text-align="center"/>
    </style:style>
    <style:style style:name="gr12" style:family="graphic" style:parent-style-name="Default">
      <style:graphic-properties svg:stroke-color="#000000" draw:fill-color="#f6f9d4" draw:textarea-horizontal-align="justify" draw:textarea-vertical-align="middle" draw:auto-grow-height="false" fo:min-height="1.882cm" fo:min-width="3.259cm" style:writing-mode="lr-tb" loext:decorative="false"/>
      <style:paragraph-properties fo:text-align="center"/>
    </style:style>
    <style:style style:name="gr13" style:family="graphic" style:parent-style-name="Default">
      <style:graphic-properties svg:stroke-color="#000000" draw:fill-color="#ffffd7" draw:textarea-horizontal-align="justify" draw:textarea-vertical-align="middle" draw:auto-grow-height="false" fo:min-height="0.464cm" fo:min-width="3.016cm" style:writing-mode="lr-tb" loext:decorative="false"/>
      <style:paragraph-properties fo:text-align="center"/>
    </style:style>
    <style:style style:name="gr14" style:family="graphic" style:parent-style-name="Default">
      <style:graphic-properties svg:stroke-color="#ffffff" draw:fill-color="#f7f7f7" draw:textarea-horizontal-align="justify" draw:textarea-vertical-align="middle" draw:auto-grow-height="false" fo:min-height="4.251cm" fo:min-width="17.072cm" loext:decorative="false"/>
      <style:paragraph-properties fo:text-align="center"/>
    </style:style>
    <style:style style:name="gr15" style:family="graphic" style:parent-style-name="Default">
      <style:graphic-properties draw:stroke="none" svg:stroke-color="#000000" draw:fill="none" draw:fill-color="#ffffff" draw:textarea-vertical-align="middle" fo:min-height="0.747cm" loext:decorative="false"/>
      <style:paragraph-properties style:writing-mode="lr-tb" fo:text-align="center"/>
      <style:text-properties fo:color="#ff0000" loext:opacity="100%" fo:font-weight="bold" style:font-weight-asian="bold" style:font-weight-complex="bold"/>
    </style:style>
    <style:style style:name="gr16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6.976cm" fo:min-width="0.15cm" style:writing-mode="lr-tb" loext:decorative="false"/>
      <style:paragraph-properties fo:text-align="center" style:writing-mode="lr-tb"/>
    </style:style>
    <style:style style:name="gr17" style:family="graphic" style:parent-style-name="Default">
      <style:graphic-properties svg:stroke-width="0.1cm" svg:stroke-color="#eeeeee" draw:marker-start-width="0.35cm" draw:marker-end-width="0.35cm" draw:fill-color="#ffffff" draw:textarea-horizontal-align="justify" draw:textarea-vertical-align="middle" draw:auto-grow-height="false" fo:min-height="0.636cm" fo:min-width="4.538cm" fo:padding-top="0.05cm" fo:padding-bottom="0.05cm" fo:padding-left="0.05cm" fo:padding-right="0.05cm" style:writing-mode="lr-tb" loext:decorative="false"/>
      <style:paragraph-properties fo:text-align="start" style:text-autospace="none" style:line-break="normal"/>
      <style:text-properties fo:font-family="'Noto Serif JP'" style:font-family-generic="roman" style:font-pitch="variable" fo:font-size="12pt" fo:font-weight="normal" style:font-size-asian="12pt" style:font-weight-asian="normal" style:font-size-complex="12pt" style:font-weight-complex="normal" fo:hyphenate="false"/>
    </style:style>
    <style:style style:name="gr18" style:family="graphic" style:parent-style-name="Default">
      <style:graphic-properties draw:stroke="none" svg:stroke-color="#000000" draw:fill="none" draw:fill-color="#ffffff" draw:textarea-vertical-align="middle" fo:min-height="0.747cm" loext:decorative="false"/>
      <style:paragraph-properties style:writing-mode="lr-tb" fo:text-align="center"/>
      <style:text-properties fo:color="#2a6099" loext:opacity="100%" fo:font-weight="bold" style:font-weight-asian="bold" style:font-weight-complex="bold"/>
    </style:style>
    <style:style style:name="gr19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3.123cm" fo:min-width="0.15cm" style:writing-mode="lr-tb" loext:decorative="false"/>
      <style:paragraph-properties fo:text-align="center" style:writing-mode="lr-tb"/>
    </style:style>
    <style:style style:name="gr20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4.548cm" fo:min-width="0.15cm" style:writing-mode="lr-tb" loext:decorative="false"/>
      <style:paragraph-properties fo:text-align="center" style:writing-mode="lr-tb"/>
    </style:style>
    <style:style style:name="gr21" style:family="graphic" style:parent-style-name="Default">
      <style:graphic-properties svg:stroke-color="#000000" draw:fill-color="#dee6ef" draw:textarea-horizontal-align="justify" draw:textarea-vertical-align="middle" draw:auto-grow-height="false" fo:min-height="0.572cm" fo:min-width="4.024cm" style:writing-mode="lr-tb" loext:decorative="false"/>
      <style:paragraph-properties fo:text-align="center"/>
    </style:style>
    <style:style style:name="gr22" style:family="graphic" style:parent-style-name="Default">
      <style:graphic-properties svg:stroke-color="#000000" draw:fill-color="#f6f9d4" draw:textarea-horizontal-align="justify" draw:textarea-vertical-align="middle" draw:auto-grow-height="false" fo:min-height="1.924cm" fo:min-width="5.687cm" style:writing-mode="lr-tb" loext:decorative="false"/>
      <style:paragraph-properties fo:text-align="center"/>
    </style:style>
    <style:style style:name="gr23" style:family="graphic" style:parent-style-name="Default">
      <style:graphic-properties svg:stroke-color="#ffffff" draw:fill-color="#f7f7f7" draw:textarea-horizontal-align="justify" draw:textarea-vertical-align="middle" draw:auto-grow-height="false" fo:min-height="12.602cm" fo:min-width="16.876cm" loext:decorative="false"/>
      <style:paragraph-properties fo:text-align="center"/>
    </style:style>
    <style:style style:name="gr24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15.15cm" fo:min-width="0.15cm" style:writing-mode="lr-tb" loext:decorative="false"/>
      <style:paragraph-properties fo:text-align="center" style:writing-mode="lr-tb"/>
    </style:style>
    <style:style style:name="gr25" style:family="graphic" style:parent-style-name="Default">
      <style:graphic-properties svg:stroke-width="0.1cm" svg:stroke-color="#eeeeee" draw:marker-start-width="0.35cm" draw:marker-end-width="0.35cm" draw:fill-color="#ffffff" draw:textarea-horizontal-align="justify" draw:textarea-vertical-align="middle" draw:auto-grow-height="false" fo:min-height="0.636cm" fo:min-width="3.924cm" fo:padding-top="0.05cm" fo:padding-bottom="0.05cm" fo:padding-left="0.05cm" fo:padding-right="0.05cm" style:writing-mode="lr-tb" loext:decorative="false"/>
      <style:paragraph-properties fo:text-align="center"/>
    </style:style>
    <style:style style:name="gr26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6.253cm" fo:min-width="0.15cm" style:writing-mode="lr-tb" loext:decorative="false"/>
      <style:paragraph-properties fo:text-align="center" style:writing-mode="lr-tb"/>
    </style:style>
    <style:style style:name="gr27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12.96cm" fo:min-width="0.15cm" style:writing-mode="lr-tb" loext:decorative="false"/>
      <style:paragraph-properties fo:text-align="center" style:writing-mode="lr-tb"/>
    </style:style>
    <style:style style:name="gr28" style:family="graphic" style:parent-style-name="Default">
      <style:graphic-properties svg:stroke-color="#000000" draw:fill-color="#b4c7dc" draw:textarea-horizontal-align="justify" draw:textarea-vertical-align="middle" draw:auto-grow-height="false" fo:min-height="1.912cm" fo:min-width="4.024cm" style:writing-mode="lr-tb" loext:decorative="false"/>
      <style:paragraph-properties fo:text-align="center"/>
    </style:style>
    <style:style style:name="gr29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9.933cm" fo:min-width="0.15cm" style:writing-mode="lr-tb" loext:decorative="false"/>
      <style:paragraph-properties fo:text-align="center" style:writing-mode="lr-tb"/>
    </style:style>
    <style:style style:name="gr30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9.88cm" fo:min-width="0.15cm" style:writing-mode="lr-tb" loext:decorative="false"/>
      <style:paragraph-properties fo:text-align="center" style:writing-mode="lr-tb"/>
    </style:style>
    <style:style style:name="gr31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8.921cm" fo:min-width="0.15cm" style:writing-mode="lr-tb" loext:decorative="false"/>
      <style:paragraph-properties fo:text-align="center" style:writing-mode="lr-tb"/>
    </style:style>
    <style:style style:name="gr32" style:family="graphic" style:parent-style-name="Default">
      <style:graphic-properties svg:stroke-color="#000000" draw:fill-color="#dee6ef" draw:textarea-horizontal-align="justify" draw:textarea-vertical-align="middle" draw:auto-grow-height="false" fo:min-height="1.912cm" fo:min-width="4.024cm" style:writing-mode="lr-tb" loext:decorative="false"/>
      <style:paragraph-properties fo:text-align="center"/>
    </style:style>
    <style:style style:name="gr33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13.033cm" fo:min-width="0.15cm" style:writing-mode="lr-tb" loext:decorative="false"/>
      <style:paragraph-properties fo:text-align="center" style:writing-mode="lr-tb"/>
    </style:style>
    <style:style style:name="gr34" style:family="graphic" style:parent-style-name="Default">
      <style:graphic-properties svg:stroke-color="#ffffff" draw:fill-color="#f7f7f7" draw:textarea-horizontal-align="justify" draw:textarea-vertical-align="middle" draw:auto-grow-height="false" fo:min-height="6.033cm" fo:min-width="17.03cm" loext:decorative="false"/>
      <style:paragraph-properties fo:text-align="center"/>
    </style:style>
    <style:style style:name="gr35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1.436cm" fo:min-width="0.15cm" style:writing-mode="lr-tb" loext:decorative="false"/>
      <style:paragraph-properties fo:text-align="center" style:writing-mode="lr-tb"/>
    </style:style>
    <style:style style:name="gr36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8.987cm" fo:min-width="0.15cm" style:writing-mode="lr-tb" loext:decorative="false"/>
      <style:paragraph-properties fo:text-align="center" style:writing-mode="lr-tb"/>
    </style:style>
    <style:style style:name="gr37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8.954cm" fo:min-width="0.15cm" style:writing-mode="lr-tb" loext:decorative="false"/>
      <style:paragraph-properties fo:text-align="center" style:writing-mode="lr-tb"/>
    </style:style>
    <style:style style:name="gr38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10.201cm" fo:min-width="0.15cm" style:writing-mode="lr-tb" loext:decorative="false"/>
      <style:paragraph-properties fo:text-align="center" style:writing-mode="lr-tb"/>
    </style:style>
    <style:style style:name="gr39" style:family="graphic" style:parent-style-name="Default">
      <style:graphic-properties svg:stroke-width="0.1cm" svg:stroke-color="#eeeeee" draw:marker-start-width="0.35cm" draw:marker-end-width="0.35cm" draw:fill-color="#ffffff" draw:textarea-horizontal-align="justify" draw:textarea-vertical-align="middle" draw:auto-grow-height="false" fo:min-height="0.636cm" fo:min-width="3.038cm" fo:padding-top="0.05cm" fo:padding-bottom="0.05cm" fo:padding-left="0.05cm" fo:padding-right="0.05cm" style:writing-mode="lr-tb" loext:decorative="false"/>
      <style:paragraph-properties fo:text-align="center"/>
    </style:style>
    <style:style style:name="gr40" style:family="graphic" style:parent-style-name="Default">
      <style:graphic-properties svg:stroke-color="#000000" draw:fill-color="#dee6ef" draw:textarea-horizontal-align="justify" draw:textarea-vertical-align="middle" draw:auto-grow-height="false" fo:min-height="0.572cm" fo:min-width="4.977cm" style:writing-mode="lr-tb" loext:decorative="false"/>
      <style:paragraph-properties fo:text-align="center"/>
    </style:style>
    <style:style style:name="gr41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2.552cm" fo:min-width="0.15cm" style:writing-mode="lr-tb" loext:decorative="false"/>
      <style:paragraph-properties fo:text-align="center" style:writing-mode="lr-tb"/>
    </style:style>
    <style:style style:name="gr42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3.361cm" fo:min-width="0.15cm" style:writing-mode="lr-tb" loext:decorative="false"/>
      <style:paragraph-properties fo:text-align="center" style:writing-mode="lr-tb"/>
    </style:style>
    <style:style style:name="gr43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1.78cm" fo:min-width="0.15cm" style:writing-mode="lr-tb" loext:decorative="false"/>
      <style:paragraph-properties fo:text-align="center" style:writing-mode="lr-tb"/>
    </style:style>
    <style:style style:name="gr44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10.248cm" fo:min-width="0.15cm" style:writing-mode="lr-tb" loext:decorative="false"/>
      <style:paragraph-properties fo:text-align="center" style:writing-mode="lr-tb"/>
    </style:style>
    <style:style style:name="gr45" style:family="graphic" style:parent-style-name="Default">
      <style:graphic-properties svg:stroke-color="#ffffff" draw:fill-color="#f7f7f7" draw:textarea-horizontal-align="justify" draw:textarea-vertical-align="middle" draw:auto-grow-height="false" fo:min-height="6.818cm" fo:min-width="17.01cm" loext:decorative="false"/>
      <style:paragraph-properties fo:text-align="center"/>
    </style:style>
    <style:style style:name="gr46" style:family="graphic" style:parent-style-name="Default">
      <style:graphic-properties svg:stroke-color="#000000" draw:fill-color="#e0c2cd" draw:textarea-horizontal-align="justify" draw:textarea-vertical-align="middle" draw:auto-grow-height="false" fo:min-height="1.206cm" fo:min-width="2.912cm" style:writing-mode="lr-tb" loext:decorative="false"/>
      <style:paragraph-properties fo:text-align="center"/>
      <style:text-properties fo:font-size="9pt" style:font-size-asian="9pt" style:font-size-complex="9pt"/>
    </style:style>
    <style:style style:name="gr47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9.297cm" fo:min-width="0.15cm" style:writing-mode="lr-tb" loext:decorative="false"/>
      <style:paragraph-properties fo:text-align="center" style:writing-mode="lr-tb"/>
    </style:style>
    <style:style style:name="gr48" style:family="graphic" style:parent-style-name="Default">
      <style:graphic-properties draw:stroke="none" svg:stroke-color="#000000" draw:fill-color="#666666" draw:textarea-horizontal-align="justify" draw:textarea-vertical-align="middle" draw:auto-grow-height="false" fo:min-height="5.521cm" fo:min-width="0.15cm" style:writing-mode="lr-tb" loext:decorative="false"/>
      <style:paragraph-properties fo:text-align="center" style:writing-mode="lr-tb"/>
    </style:style>
    <style:style style:name="gr49" style:family="graphic" style:parent-style-name="Default">
      <style:graphic-properties svg:stroke-color="#000000" draw:fill-color="#dee6ef" draw:textarea-horizontal-align="justify" draw:textarea-vertical-align="middle" draw:auto-grow-height="false" fo:min-height="0.572cm" fo:min-width="5.424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 style:writing-mode="lr-tb"/>
    </style:style>
    <style:style style:name="P3" style:family="paragraph">
      <loext:graphic-properties draw:fill-color="#dee6ef"/>
      <style:paragraph-properties fo:text-align="center" style:writing-mode="lr-tb"/>
    </style:style>
    <style:style style:name="P4" style:family="paragraph">
      <loext:graphic-properties draw:fill-color="#e0c2cd"/>
      <style:paragraph-properties fo:text-align="center" style:writing-mode="lr-tb"/>
    </style:style>
    <style:style style:name="P5" style:family="paragraph">
      <loext:graphic-properties draw:fill-color="#f6f9d4"/>
      <style:paragraph-properties fo:text-align="center" style:writing-mode="lr-tb"/>
    </style:style>
    <style:style style:name="P6" style:family="paragraph">
      <loext:graphic-properties draw:fill-color="#666666"/>
      <style:paragraph-properties fo:text-align="center" style:writing-mode="lr-tb"/>
    </style:style>
    <style:style style:name="P7" style:family="paragraph">
      <loext:graphic-properties draw:fill-color="#f7f7f7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9" style:family="paragraph">
      <style:paragraph-properties fo:text-align="start" style:text-autospace="none" style:line-break="normal" style:writing-mode="page"/>
      <style:text-properties fo:hyphenate="false"/>
    </style:style>
    <style:style style:name="P10" style:family="paragraph">
      <loext:graphic-properties draw:fill-color="#ffffff"/>
      <style:paragraph-properties fo:text-align="start" style:text-autospace="none" style:line-break="normal" style:writing-mode="lr-tb"/>
      <style:text-properties fo:font-family="'Noto Serif JP'" style:font-family-generic="roman" style:font-pitch="variable" fo:font-size="12pt" fo:font-weight="normal" style:font-size-asian="12pt" style:font-weight-asian="normal" style:font-size-complex="12pt" style:font-weight-complex="normal" fo:hyphenate="false"/>
    </style:style>
    <style:style style:name="P11" style:family="paragraph">
      <loext:graphic-properties draw:fill="none" draw:fill-color="#ffffff"/>
      <style:paragraph-properties fo:text-align="center"/>
      <style:text-properties fo:color="#2a6099" loext:opacity="100%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loext:graphic-properties draw:fill-color="#b4c7dc"/>
      <style:paragraph-properties fo:text-align="center" style:writing-mode="lr-tb"/>
    </style:style>
    <style:style style:name="P14" style:family="paragraph">
      <loext:graphic-properties draw:fill-color="#e0c2cd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000000" loext:opacity="100%" style:text-outline="false" style:text-line-through-style="none" style:text-line-through-type="none" fo:font-family="'Noto Serif JP'" style:font-family-generic="roman" style:font-pitch="variabl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style:font-name="Calibri" fo:font-size="2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24pt" style:font-size-complex="24pt" style:font-weight-asian="bold" style:font-weight-complex="bold" style:font-style-asian="normal" style:font-style-complex="normal"/>
    </style:style>
    <style:style style:name="T7" style:family="text">
      <style:text-properties fo:color="#000000" fo:font-size="24pt" fo:font-weight="bold" style:text-underline-style="none" style:text-underline-color="font-color" style:text-line-through-type="none" fo:font-style="normal" style:text-outline="false" fo:text-shadow="none" style:text-position="0% 100%" style:font-size-asian="24pt" style:font-size-complex="24pt" style:font-weight-asian="bold" style:font-weight-complex="bold" style:font-style-asian="normal" style:font-style-complex="normal" style:font-name="游ゴシック" style:font-name-asian="游ゴシック"/>
    </style:style>
    <style:style style:name="T8" style:family="text">
      <style:text-properties fo:color="#000000" fo:font-size="24pt" fo:font-weight="bold" style:text-underline-style="none" style:text-underline-color="font-color" style:text-line-through-type="none" fo:font-style="normal" style:text-outline="false" fo:text-shadow="none" style:text-position="0% 100%" style:font-size-asian="24pt" style:font-size-complex="24pt" style:font-weight-asian="bold" style:font-weight-complex="bold" style:font-style-asian="normal" style:font-style-complex="normal" style:font-name="Calibri" style:font-name-complex="Calibri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0.5pt" style:font-size-asian="10.5pt" style:font-size-complex="10.5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要件定義" table:style-name="ta1" table:print-ranges="要件定義.A1:要件定義.U53">
        <office:forms form:automatic-focus="false" form:apply-design-mode="false"/>
        <table:table-column table:style-name="co1" table:number-columns-repeated="22" table:default-cell-style-name="Default"/>
        <table:table-column table:style-name="co1" table:number-columns-repeated="16362"/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2">
          <table:table-cell/>
          <table:table-cell table:style-name="ce11" office:value-type="string" calcext:value-type="string">
            <text:p>[要件定義書]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3">
          <table:table-cell/>
          <table:table-cell table:style-name="ce12" office:value-type="string" calcext:value-type="string">
            <text:p>1. システム名称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1">
          <table:table-cell/>
          <table:table-cell table:style-name="ce13" office:value-type="string" calcext:value-type="string">
            <text:p>成績管理プログラム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3">
          <table:table-cell/>
          <table:table-cell table:style-name="ce12" office:value-type="string" calcext:value-type="string">
            <text:p>2. 背景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1">
          <table:table-cell/>
          <table:table-cell table:style-name="ce14" office:value-type="string" calcext:value-type="string">
            <text:p>教科書：「やさしいPython」にかかれている内容のまとめとして、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4" office:value-type="string" calcext:value-type="string">
            <text:p>初めてコードを自分で考え、形にするうえでわかりやすい題材を選んだ。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3">
          <table:table-cell/>
          <table:table-cell table:style-name="ce12" office:value-type="string" calcext:value-type="string">
            <text:p>3. 目的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5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5" office:value-type="string" calcext:value-type="string">
            <text:p>生徒の成績を、クラスごとのデータベースに入れ、管理し、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5" office:value-type="string" calcext:value-type="string">
            <text:p>入力後の確認・追加・変更・削除を可能とするコードを作成する。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3">
          <table:table-cell/>
          <table:table-cell table:style-name="ce12" office:value-type="string" calcext:value-type="string">
            <text:p>4. 対象業務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5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5" office:value-type="string" calcext:value-type="string">
            <text:p>・モジュールに分割できるものは分割する。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5" office:value-type="string" calcext:value-type="string">
            <text:p>・学級データ(クラスデータ)を各データベースで管理できるようにする。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3">
          <table:table-cell/>
          <table:table-cell table:style-name="ce12" office:value-type="string" calcext:value-type="string">
            <text:p>5. 利用者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5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5" office:value-type="string" calcext:value-type="string">
            <text:p>学習用のため、自分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3">
          <table:table-cell/>
          <table:table-cell table:style-name="ce12" office:value-type="string" calcext:value-type="string">
            <text:p>6. 要求機能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5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6" office:value-type="string" calcext:value-type="string">
            <text:p>0,メニュー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6"/>
          <table:table-cell office:value-type="string" calcext:value-type="string">
            <text:p>・「1.データ確認」、「2.データ入力]、「3.データ削除」、「４.平均点グラフ」、</text:p>
          </table:table-cell>
          <table:table-cell table:number-columns-repeated="19"/>
          <table:table-cell table:style-name="Default" table:number-columns-repeated="16362"/>
        </table:table-row>
        <table:table-row table:style-name="ro1">
          <table:table-cell/>
          <table:table-cell table:style-name="ce16"/>
          <table:table-cell office:value-type="string" calcext:value-type="string">
            <text:p>　「5.終了」の各機能を選択する</text:p>
          </table:table-cell>
          <table:table-cell table:number-columns-repeated="19"/>
          <table:table-cell table:style-name="Default" table:number-columns-repeated="16362"/>
        </table:table-row>
        <table:table-row table:style-name="ro1">
          <table:table-cell/>
          <table:table-cell table:style-name="ce15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6" office:value-type="string" calcext:value-type="string">
            <text:p>1. データ確認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6"/>
          <table:table-cell office:value-type="string" calcext:value-type="string">
            <text:p>・入力した学級名が存在する場合、データを一覧で表示</text:p>
          </table:table-cell>
          <table:table-cell table:number-columns-repeated="19"/>
          <table:table-cell table:style-name="Default" table:number-columns-repeated="16362"/>
        </table:table-row>
        <table:table-row table:style-name="ro1">
          <table:table-cell/>
          <table:table-cell table:style-name="ce17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6" office:value-type="string" calcext:value-type="string">
            <text:p>2. データ入力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6"/>
          <table:table-cell office:value-type="string" calcext:value-type="string">
            <text:p>・学級名を入力してデータが存在していない場合、</text:p>
          </table:table-cell>
          <table:table-cell table:number-columns-repeated="19"/>
          <table:table-cell table:style-name="Default" table:number-columns-repeated="16362"/>
        </table:table-row>
        <table:table-row table:style-name="ro1">
          <table:table-cell/>
          <table:table-cell table:style-name="ce15"/>
          <table:table-cell office:value-type="string" calcext:value-type="string">
            <text:p>　学級の.dbを作成し、生徒のデータを入力する</text:p>
          </table:table-cell>
          <table:table-cell table:number-columns-repeated="19"/>
          <table:table-cell table:style-name="Default" table:number-columns-repeated="16362"/>
        </table:table-row>
        <table:table-row table:style-name="ro1">
          <table:table-cell/>
          <table:table-cell table:style-name="ce17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7"/>
          <table:table-cell office:value-type="string" calcext:value-type="string">
            <text:p>・学級名を入力してデータが存在している場合、</text:p>
          </table:table-cell>
          <table:table-cell table:number-columns-repeated="19"/>
          <table:table-cell table:style-name="Default" table:number-columns-repeated="16362"/>
        </table:table-row>
        <table:table-row table:style-name="ro1">
          <table:table-cell/>
          <table:table-cell table:style-name="ce17"/>
          <table:table-cell office:value-type="string" calcext:value-type="string">
            <text:p>　データの追加・変更を行うか選択し、各処理を行う</text:p>
          </table:table-cell>
          <table:table-cell table:number-columns-repeated="19"/>
          <table:table-cell table:style-name="Default" table:number-columns-repeated="16362"/>
        </table:table-row>
        <table:table-row table:style-name="ro1">
          <table:table-cell/>
          <table:table-cell table:style-name="ce17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6" office:value-type="string" calcext:value-type="string">
            <text:p>3. データ削除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7"/>
          <table:table-cell office:value-type="string" calcext:value-type="string">
            <text:p>・学級を選択し削除するか、全データを削除するかを選択し、各処理を行う</text:p>
          </table:table-cell>
          <table:table-cell table:number-columns-repeated="19"/>
          <table:table-cell table:style-name="Default" table:number-columns-repeated="16362"/>
        </table:table-row>
        <table:table-row table:style-name="ro1">
          <table:table-cell/>
          <table:table-cell table:style-name="ce17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6" office:value-type="string" calcext:value-type="string">
            <text:p>4. 平均点グラフ作成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7"/>
          <table:table-cell office:value-type="string" calcext:value-type="string">
            <text:p>・各学級の平均点を計算し、学年ごとに一覧表とグラフを作成する</text:p>
          </table:table-cell>
          <table:table-cell table:number-columns-repeated="19"/>
          <table:table-cell table:style-name="Default" table:number-columns-repeated="16362"/>
        </table:table-row>
        <table:table-row table:style-name="ro1" table:number-rows-repeated="2">
          <table:table-cell/>
          <table:table-cell table:style-name="ce17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6" office:value-type="string" calcext:value-type="string">
            <text:p>5.終了</text:p>
          </table:table-cell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5"/>
          <table:table-cell office:value-type="string" calcext:value-type="string">
            <text:p>・プログラムを終了する</text:p>
          </table:table-cell>
          <table:table-cell table:number-columns-repeated="19"/>
          <table:table-cell table:style-name="Default" table:number-columns-repeated="16362"/>
        </table:table-row>
        <table:table-row table:style-name="ro1">
          <table:table-cell/>
          <table:table-cell table:style-name="ce16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5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8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7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8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7"/>
          <table:table-cell table:number-columns-repeated="20"/>
          <table:table-cell table:style-name="Default" table:number-columns-repeated="16362"/>
        </table:table-row>
        <table:table-row table:style-name="ro1">
          <table:table-cell/>
          <table:table-cell table:style-name="ce18"/>
          <table:table-cell table:number-columns-repeated="20"/>
          <table:table-cell table:style-name="Default" table:number-columns-repeated="16362"/>
        </table:table-row>
        <table:table-row table:style-name="ro4" table:number-rows-repeated="1048504">
          <table:table-cell table:number-columns-repeated="22"/>
          <table:table-cell table:style-name="Default" table:number-columns-repeated="16362"/>
        </table:table-row>
        <table:table-row table:style-name="ro4">
          <table:table-cell table:number-columns-repeated="22"/>
          <table:table-cell table:style-name="Default" table:number-columns-repeated="16362"/>
        </table:table-row>
      </table:table>
      <table:table table:name="基本仕様" table:style-name="ta2" table:print-ranges="基本仕様.A1:基本仕様.U78">
        <office:forms form:automatic-focus="false" form:apply-design-mode="false"/>
        <table:table-column table:style-name="co2" table:default-cell-style-name="Default"/>
        <table:table-column table:style-name="co2" table:default-cell-style-name="ce10"/>
        <table:table-column table:style-name="co2" table:number-columns-repeated="7" table:default-cell-style-name="Default"/>
        <table:table-column table:style-name="co2" table:number-columns-repeated="16375"/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6">
          <table:table-cell/>
          <table:table-cell table:style-name="ce11" office:value-type="string" calcext:value-type="string">
            <text:p><text:span text:style-name="T6">[</text:span><text:span text:style-name="T7">基本仕様書</text:span><text:span text:style-name="T8">]</text:span></text:p>
          </table:table-cell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3">
          <table:table-cell/>
          <table:table-cell table:style-name="ce12" office:value-type="string" calcext:value-type="string">
            <text:p>0. メニュー処理仕様（menu.py）</text:p>
          </table:table-cell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0">・「1.データ確認」「2.データ入力]「3.データ削除」「４.平均点グラフ</text:span><text:span text:style-name="T1">」「</text:span><text:span text:style-name="T10">5.終了」の選択</text:span></text:p>
          </table:table-cell>
          <table:table-cell table:number-columns-repeated="6"/>
          <table:table-cell table:style-name="Default" table:number-columns-repeated="16375"/>
        </table:table-row>
        <table:table-row table:style-name="ro7">
          <table:table-cell/>
          <table:table-cell table:style-name="ce9"/>
          <table:table-cell/>
          <table:table-cell office:value-type="string" calcext:value-type="string">
            <text:p>→「1.データ確認」選択時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→下記：1.データの確認処理仕様へ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→「2.データ入力」選択時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→下記：2.データの入力処理仕様へ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table:number-columns-repeated="9"/>
          <table:table-cell table:style-name="Default"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→「3.データ削除」選択時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→下記：3.データの削除処理仕様へ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→「4.平均点グラフ」選択時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→下記：4.平均点グラフ処理仕様へ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→「5.終了」選択時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→プログラムを終了する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3">
          <table:table-cell/>
          <table:table-cell table:style-name="ce12" office:value-type="string" calcext:value-type="string">
            <text:p> 1.データ確認処理仕様（menu.py→<text:span text:style-name="T9">DataConfirmation.py</text:span>）</text:p>
          </table:table-cell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office:value-type="string" calcext:value-type="string">
            <text:p>・学級名を入力</text:p>
          </table:table-cell>
          <table:table-cell table:number-columns-repeated="6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/>
          <table:table-cell office:value-type="string" calcext:value-type="string">
            <text:p>→学級データが存在する場合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2"/>
          <table:table-cell office:value-type="string" calcext:value-type="string">
            <text:p>→データを一覧表で表示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3"/>
          <table:table-cell office:value-type="string" calcext:value-type="string">
            <text:p>→メニューに戻る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/>
          <table:table-cell office:value-type="string" calcext:value-type="string">
            <text:p>→学級名が存在しない場合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 table:number-columns-repeated="2"/>
          <table:table-cell office:value-type="string" calcext:value-type="string">
            <text:p>→メニューに戻る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 table:number-columns-repeated="7"/>
          <table:table-cell table:style-name="Default" table:number-columns-repeated="16375"/>
        </table:table-row>
        <table:table-row table:style-name="ro3">
          <table:table-cell/>
          <table:table-cell table:style-name="ce12" office:value-type="string" calcext:value-type="string">
            <text:p>2.データ入力処理仕様（menu.py→DataEntry.py）</text:p>
          </table:table-cell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 table:style-name="ce28" office:value-type="string" calcext:value-type="string">
            <text:p>テーブル構造</text:p>
          </table:table-cell>
          <table:table-cell table:number-columns-repeated="6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 table:style-name="ce28" office:value-type="string" calcext:value-type="string">
            <text:p>"CREATE TABLE product(No INT,name CHAR(20),score CHAR(20))"</text:p>
          </table:table-cell>
          <table:table-cell table:number-columns-repeated="6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 office:value-type="string" calcext:value-type="string">
            <text:p>・学級名を入力</text:p>
          </table:table-cell>
          <table:table-cell table:number-columns-repeated="6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/>
          <table:table-cell office:value-type="string" calcext:value-type="string">
            <text:p>→学級データが存在していない場合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/>
          <table:table-cell table:style-name="ce18"/>
          <table:table-cell table:number-columns-repeated="2"/>
          <table:table-cell office:value-type="string" calcext:value-type="string">
            <text:p>→新しい学級の.db(テーブル)を作成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→追加する人数を選択</text:p>
          </table:table-cell>
          <table:table-cell table:number-columns-repeated="3"/>
          <table:table-cell table:style-name="Default" table:number-columns-repeated="16375"/>
        </table:table-row>
        <table:table-row table:style-name="ro8">
          <table:table-cell/>
          <table:table-cell table:style-name="ce12"/>
          <table:table-cell table:number-columns-repeated="4"/>
          <table:table-cell office:value-type="string" calcext:value-type="string">
            <text:p>→生徒のデータを入力(No・名前・点数)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5"/>
          <table:table-cell office:value-type="string" calcext:value-type="string">
            <text:p>→メニューに戻る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/>
          <table:table-cell office:value-type="string" calcext:value-type="string">
            <text:p>→学級データが存在している場合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2"/>
          <table:table-cell office:value-type="string" calcext:value-type="string">
            <text:p>→データの追加・変更を行うか選択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3"/>
          <table:table-cell office:value-type="string" calcext:value-type="string">
            <text:p>→追加を選択した場合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4"/>
          <table:table-cell office:value-type="string" calcext:value-type="string">
            <text:p>→追加する人数を選択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5"/>
          <table:table-cell office:value-type="string" calcext:value-type="string">
            <text:p>→生徒のデータを入力(No・名前・点数)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6"/>
          <table:table-cell office:value-type="string" calcext:value-type="string">
            <text:p>→メニューに戻る</text:p>
          </table:table-cell>
          <table:table-cell table:style-name="Default" table:number-columns-repeated="16375"/>
        </table:table-row>
        <table:table-row table:style-name="ro1" table:number-rows-repeated="4">
          <table:table-cell/>
          <table:table-cell table:style-name="ce15"/>
          <table:table-cell table:number-columns-repeated="7"/>
          <table:table-cell table:style-name="Default" table:number-columns-repeated="16375"/>
        </table:table-row>
        <table:table-row table:style-name="ro3">
          <table:table-cell/>
          <table:table-cell table:style-name="ce12" office:value-type="string" calcext:value-type="string">
            <text:p>3.データ削除処理仕様（menu.py→DataDelete.py）</text:p>
          </table:table-cell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8">
          <table:table-cell/>
          <table:table-cell table:style-name="ce12"/>
          <table:table-cell office:value-type="string" calcext:value-type="string">
            <text:p>・学級を選択し削除するか、全データを削除するかを選択</text:p>
          </table:table-cell>
          <table:table-cell table:number-columns-repeated="6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/>
          <table:table-cell office:value-type="string" calcext:value-type="string">
            <text:p>→学級を選択し削除する場合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2"/>
          <table:table-cell office:value-type="string" calcext:value-type="string">
            <text:p>→学級名を選択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3"/>
          <table:table-cell office:value-type="string" calcext:value-type="string">
            <text:p>→削除の最終確認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4"/>
          <table:table-cell office:value-type="string" calcext:value-type="string">
            <text:p>→学級データ削除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5"/>
          <table:table-cell office:value-type="string" calcext:value-type="string">
            <text:p>→メニューへ戻る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/>
          <table:table-cell office:value-type="string" calcext:value-type="string">
            <text:p>→全データの削除をする場合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 table:number-columns-repeated="2"/>
          <table:table-cell office:value-type="string" calcext:value-type="string">
            <text:p>→削除の最終確認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 table:number-columns-repeated="3"/>
          <table:table-cell office:value-type="string" calcext:value-type="string">
            <text:p>→全データの削除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 table:number-columns-repeated="4"/>
          <table:table-cell office:value-type="string" calcext:value-type="string">
            <text:p>→メニューに戻る</text:p>
          </table:table-cell>
          <table:table-cell table:number-columns-repeated="2"/>
          <table:table-cell table:style-name="Default" table:number-columns-repeated="16375"/>
        </table:table-row>
        <table:table-row table:style-name="ro1" table:number-rows-repeated="2">
          <table:table-cell/>
          <table:table-cell table:style-name="ce15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3">
          <table:table-cell/>
          <table:table-cell table:style-name="ce12" office:value-type="string" calcext:value-type="string">
            <text:p>4.平均点グラフ処理仕様（menu.py→DataGraph.py）</text:p>
          </table:table-cell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8">
          <table:table-cell/>
          <table:table-cell table:style-name="ce12"/>
          <table:table-cell office:value-type="string" calcext:value-type="string">
            <text:p>・学年を選択する</text:p>
          </table:table-cell>
          <table:table-cell table:number-columns-repeated="6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/>
          <table:table-cell office:value-type="string" calcext:value-type="string">
            <text:p>→対象の学年があるか検索する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2"/>
          <table:table-cell office:value-type="string" calcext:value-type="string">
            <text:p>→対象の学年がある場合グラフを作成する。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3"/>
          <table:table-cell office:value-type="string" calcext:value-type="string">
            <text:p>→メニューに戻る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ce15"/>
          <table:table-cell table:number-columns-repeated="2"/>
          <table:table-cell office:value-type="string" calcext:value-type="string">
            <text:p>→対象の学年がない場合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/>
          <table:table-cell table:style-name="ce17"/>
          <table:table-cell table:number-columns-repeated="3"/>
          <table:table-cell office:value-type="string" calcext:value-type="string">
            <text:p>→メニューへ戻る</text:p>
          </table:table-cell>
          <table:table-cell table:number-columns-repeated="3"/>
          <table:table-cell table:style-name="Default" table:number-columns-repeated="16375"/>
        </table:table-row>
        <table:table-row table:style-name="ro1" table:number-rows-repeated="4">
          <table:table-cell/>
          <table:table-cell table:style-name="ce17"/>
          <table:table-cell table:number-columns-repeated="7"/>
          <table:table-cell table:style-name="Default" table:number-columns-repeated="16375"/>
        </table:table-row>
        <table:table-row table:style-name="ro1" table:number-rows-repeated="3">
          <table:table-cell/>
          <table:table-cell table:style-name="ce15"/>
          <table:table-cell table:number-columns-repeated="7"/>
          <table:table-cell table:style-name="Default" table:number-columns-repeated="16375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9">
          <table:table-cell/>
          <table:table-cell table:style-name="ce11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7">
          <table:table-cell/>
          <table:table-cell table:style-name="ce9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1" table:number-rows-repeated="21">
          <table:table-cell table:number-columns-repeated="9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7">
          <table:table-cell/>
          <table:table-cell table:style-name="ce9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1" table:number-rows-repeated="10">
          <table:table-cell table:number-columns-repeated="9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7">
          <table:table-cell/>
          <table:table-cell table:style-name="ce9"/>
          <table:table-cell table:number-columns-repeated="7"/>
          <table:table-cell table:style-name="Default" table:number-columns-repeated="16375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6375"/>
        </table:table-row>
        <table:table-row table:style-name="ro1" table:number-rows-repeated="6">
          <table:table-cell table:number-columns-repeated="9"/>
          <table:table-cell table:style-name="Default" table:number-columns-repeated="16375"/>
        </table:table-row>
        <table:table-row table:style-name="ro1">
          <table:table-cell table:number-columns-repeated="9"/>
          <table:table-cell table:style-name="Default" table:number-columns-repeated="16375"/>
        </table:table-row>
      </table:table>
      <table:table table:name="0.メニュー" table:style-name="ta2" table:print-ranges="'0.メニュー'.A1:'0.メニュー'.U49">
        <table:shapes>
          <draw:custom-shape draw:z-index="5" draw:name="シェイプ 3" draw:style-name="gr1" draw:text-style-name="P2" svg:width="4.105cm" svg:height="0.654cm" svg:x="6.545cm" svg:y="3.627cm">
            <text:p text:style-name="P1">開始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z-index="7" draw:name="シェイプ 6" draw:style-name="gr2" draw:text-style-name="P3" svg:width="3.279cm" svg:height="0.572cm" svg:x="0.086cm" svg:y="8.849cm">
            <text:p text:style-name="P1">1.データ確認</text:p>
            <draw:enhanced-geometry svg:viewBox="0 0 21600 21600" draw:type="rectangle" draw:enhanced-path="M 0 0 L 21600 0 21600 21600 0 21600 0 0 Z N"/>
          </draw:custom-shape>
          <draw:custom-shape draw:z-index="11" draw:name="シェイプ 1" draw:style-name="gr3" draw:text-style-name="P4" svg:width="5.822cm" svg:height="1.948cm" svg:x="5.7cm" svg:y="5.011cm">
            <text:p text:style-name="P1">0.操作の選択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3" draw:name="シェイプ 5" draw:style-name="gr4" draw:text-style-name="P5" svg:width="3.279cm" svg:height="1.902cm" svg:x="0.075cm" svg:y="10.634cm">
            <text:p text:style-name="P1">シート名</text:p>
            <text:p text:style-name="P1">「1.データ確認」</text:p>
            <text:p text:style-name="P1">へ移動</text:p>
            <draw:enhanced-geometry svg:viewBox="0 0 21600 21600" draw:type="rectangle" draw:enhanced-path="M 0 0 L 21600 0 21600 21600 0 21600 0 0 Z N"/>
          </draw:custom-shape>
        </table:shapes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2">
          <table:table-cell/>
          <table:table-cell table:style-name="ce11" office:value-type="string" calcext:value-type="string">
            <text:p>[処理フロー図_0]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3">
          <table:table-cell/>
          <table:table-cell table:style-name="ce12" office:value-type="string" calcext:value-type="string">
            <text:p>０. メニュー処理仕様（menu.py）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7"/>
          <table:table-cell table:style-name="Default">
            <draw:custom-shape draw:z-index="4" draw:name="シェイプ 37" draw:style-name="gr5" draw:text-style-name="P6" svg:width="0.15cm" svg:height="7.155cm" svg:x="0.291cm" svg:y="0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73"/>
        </table:table-row>
        <table:table-row table:style-name="ro1" table:number-rows-repeated="3">
          <table:table-cell/>
          <table:table-cell table:style-name="ce10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5">
            <draw:custom-shape draw:z-index="6" draw:name="シェイプ 44" draw:style-name="gr6" draw:text-style-name="P6" svg:width="0.15cm" svg:height="3.38cm" svg:x="0.814cm" svg:y="0.2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>
            <draw:custom-shape draw:z-index="2" draw:name="シェイプ 45" draw:style-name="gr7" draw:text-style-name="P6" svg:width="0.15cm" svg:height="13.499cm" draw:transform="rotate (1.5707963267949) translate (0.013cm 0.3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3"/>
          <table:table-cell table:style-name="Default">
            <draw:custom-shape draw:z-index="0" draw:name="シェイプ 93" draw:style-name="gr8" draw:text-style-name="P6" svg:width="0.15cm" svg:height="3.057cm" svg:x="0.129cm" svg:y="0.2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7"/>
          <table:table-cell table:style-name="Default">
            <draw:custom-shape draw:z-index="1" draw:name="シェイプ 92" draw:style-name="gr8" draw:text-style-name="P6" svg:width="0.15cm" svg:height="3.057cm" svg:x="0.281cm" svg:y="0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3"/>
          <table:table-cell table:style-name="Default">
            <draw:custom-shape draw:z-index="3" draw:name="シェイプ 46" draw:style-name="gr9" draw:text-style-name="P6" svg:width="0.15cm" svg:height="3.145cm" svg:x="0.221cm" svg:y="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65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5"/>
          <table:table-cell/>
          <table:table-cell table:style-name="Default"/>
          <table:table-cell table:style-name="Default">
            <draw:custom-shape draw:z-index="16" draw:name="シェイプ 47" draw:style-name="gr10" draw:text-style-name="P3" svg:width="3.259cm" svg:height="0.572cm" svg:x="0.226cm" svg:y="0.411cm">
              <text:p text:style-name="P1">2.データ入力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3"/>
          <table:table-cell table:style-name="Default">
            <draw:custom-shape draw:z-index="8" draw:name="シェイプ 2" draw:style-name="gr10" draw:text-style-name="P3" svg:width="3.259cm" svg:height="0.572cm" svg:x="0.306cm" svg:y="0.399cm">
              <text:p text:style-name="P1">3.データ削除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3"/>
          <table:table-cell table:style-name="Default">
            <draw:custom-shape draw:z-index="9" draw:name="シェイプ 7" draw:style-name="gr10" draw:text-style-name="P3" svg:width="3.259cm" svg:height="0.572cm" svg:x="0.418cm" svg:y="0.414cm">
              <text:p text:style-name="P1">4.平均点グラフ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3"/>
          <table:table-cell table:style-name="Default">
            <draw:custom-shape draw:z-index="10" draw:name="シェイプ 8" draw:style-name="gr10" draw:text-style-name="P3" svg:width="3.259cm" svg:height="0.572cm" svg:x="0.464cm" svg:y="0.418cm">
              <text:p text:style-name="P1">5.終了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67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 table:number-rows-repeated="2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7"/>
          <table:table-cell/>
          <table:table-cell table:style-name="Default"/>
          <table:table-cell table:style-name="Default">
            <draw:custom-shape draw:z-index="17" draw:name="シェイプ 91" draw:style-name="gr11" draw:text-style-name="P5" svg:width="3.259cm" svg:height="1.907cm" svg:x="0.243cm" svg:y="0.296cm">
              <text:p text:style-name="P1">シート名</text:p>
              <text:p text:style-name="P1">「2.データ入力」</text:p>
              <text:p text:style-name="P1">へ移動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3"/>
          <table:table-cell table:style-name="Default">
            <draw:custom-shape draw:z-index="14" draw:name="シェイプ 9" draw:style-name="gr11" draw:text-style-name="P5" svg:width="3.259cm" svg:height="1.907cm" svg:x="0.285cm" svg:y="0.252cm">
              <text:p text:style-name="P1">シート名</text:p>
              <text:p text:style-name="P1">「3.データ削除」</text:p>
              <text:p text:style-name="P1">へ移動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3"/>
          <table:table-cell table:style-name="Default">
            <draw:custom-shape draw:z-index="15" draw:name="シェイプ 10" draw:style-name="gr12" draw:text-style-name="P5" svg:width="3.259cm" svg:height="1.882cm" svg:x="0.406cm" svg:y="0.252cm">
              <text:p text:style-name="P1">シート名</text:p>
              <text:p text:style-name="P1"><text:span text:style-name="T1">「</text:span><text:span text:style-name="T1">4.</text:span><text:span text:style-name="T1">平均点グラフ」</text:span></text:p>
              <text:p text:style-name="P1">へ移動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3"/>
          <table:table-cell table:style-name="Default">
            <draw:custom-shape draw:z-index="12" draw:name="シェイプ 4" draw:style-name="gr13" draw:text-style-name="P2" svg:width="3.206cm" svg:height="0.654cm" svg:x="0.477cm" svg:y="0.262cm">
              <text:p text:style-name="P1">終了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table:table-cell>
          <table:table-cell table:style-name="Default" table:number-columns-repeated="16367"/>
        </table:table-row>
        <table:table-row table:style-name="ro1" table:number-rows-repeated="5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8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16381"/>
        </table:table-row>
        <table:table-row table:style-name="ro1" table:number-rows-repeated="10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16381"/>
        </table:table-row>
        <table:table-row table:style-name="ro1" table:number-rows-repeated="5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 table:number-rows-repeated="5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 table:number-rows-repeated="2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16381"/>
        </table:table-row>
        <table:table-row table:style-name="ro1" table:number-rows-repeated="4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8">
          <table:table-cell table:number-columns-repeated="2"/>
          <table:table-cell table:style-name="ce10"/>
          <table:table-cell table:style-name="Default" table:number-columns-repeated="16381"/>
        </table:table-row>
        <table:table-row table:style-name="ro1" table:number-rows-repeated="2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 table:number-rows-repeated="2">
          <table:table-cell table:number-columns-repeated="3"/>
          <table:table-cell table:style-name="Default" table:number-columns-repeated="16381"/>
        </table:table-row>
        <table:table-row table:style-name="ro9">
          <table:table-cell/>
          <table:table-cell table:style-name="ce11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21">
          <table:table-cell/>
          <table:table-cell table:style-name="ce10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10">
          <table:table-cell/>
          <table:table-cell table:style-name="ce10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7">
          <table:table-cell/>
          <table:table-cell table:style-name="ce10"/>
          <table:table-cell/>
          <table:table-cell table:style-name="Default" table:number-columns-repeated="16381"/>
        </table:table-row>
        <table:table-row table:style-name="ro1" table:number-rows-repeated="2">
          <table:table-cell table:number-columns-repeated="3"/>
          <table:table-cell table:style-name="Default" table:number-columns-repeated="16381"/>
        </table:table-row>
        <table:table-row table:style-name="ro4" table:number-rows-repeated="1048454">
          <table:table-cell table:number-columns-repeated="3"/>
          <table:table-cell table:style-name="Default" table:number-columns-repeated="16381"/>
        </table:table-row>
        <table:table-row table:style-name="ro4">
          <table:table-cell table:number-columns-repeated="3"/>
          <table:table-cell table:style-name="Default" table:number-columns-repeated="16381"/>
        </table:table-row>
      </table:table>
      <table:table table:name="1.データ確認" table:style-name="ta2" table:print-ranges="'1.データ確認'.A1:'1.データ確認'.U49">
        <table:shapes>
          <draw:custom-shape draw:z-index="0" draw:name="シェイプ 74" draw:style-name="gr14" draw:text-style-name="P7" svg:width="17.17cm" svg:height="4.349cm" svg:x="0.1cm" svg:y="5.094cm">
            <text:p/>
            <draw:enhanced-geometry svg:viewBox="0 0 21600 21600" draw:path-stretchpoint-x="10800" draw:path-stretchpoint-y="10800" draw:text-areas="?f3 ?f4 ?f5 ?f6" draw:type="round-rectangle" draw:modifiers="845.8569807037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z-index="5" draw:name="シェイプ 12" draw:style-name="gr2" draw:text-style-name="P3" svg:width="3.279cm" svg:height="0.572cm" svg:x="6.623cm" svg:y="3.178cm">
            <text:p text:style-name="P1">1.データ確認</text:p>
            <draw:enhanced-geometry svg:viewBox="0 0 21600 21600" draw:type="rectangle" draw:enhanced-path="M 0 0 L 21600 0 21600 21600 0 21600 0 0 Z N"/>
          </draw:custom-shape>
          <draw:custom-shape draw:z-index="8" draw:name="シェイプ 16" draw:style-name="gr3" draw:text-style-name="P4" svg:width="5.822cm" svg:height="1.948cm" svg:x="5.365cm" svg:y="5.486cm">
            <text:p text:style-name="P1">学級名.dbが存在</text:p>
            <text:p text:style-name="P1">しているか？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z-index="9" draw:name="テキスト枠 1" draw:style-name="gr15" draw:text-style-name="P8" svg:width="1.825cm" svg:height="0.747cm" svg:x="7.978cm" svg:y="7.49cm">
            <draw:text-box>
              <text:p text:style-name="P1"><text:span text:style-name="T2">Yes</text:span></text:p>
            </draw:text-box>
          </draw:frame>
        </table:shapes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2">
          <table:table-cell/>
          <table:table-cell table:style-name="ce11" office:value-type="string" calcext:value-type="string">
            <text:p>[処理フロー図_1]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3">
          <table:table-cell/>
          <table:table-cell table:style-name="ce12" office:value-type="string" calcext:value-type="string">
            <text:p>１.データ確認処理仕様（menu.py→<text:span text:style-name="T9">DataConfirmation.py</text:span>）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6"/>
          <table:table-cell table:style-name="Default">
            <draw:custom-shape draw:z-index="4" draw:name="シェイプ 53" draw:style-name="gr16" draw:text-style-name="P6" svg:width="0.15cm" svg:height="6.976cm" svg:x="0.76cm" svg:y="0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74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/>
          <table:table-cell table:style-name="ce10"/>
          <table:table-cell/>
          <table:table-cell table:style-name="Default" table:number-columns-repeated="4"/>
          <table:table-cell table:style-name="Default">
            <draw:custom-shape draw:z-index="6" draw:name="シェイプ 13" draw:style-name="gr10" draw:text-style-name="P3" svg:width="3.259cm" svg:height="0.572cm" svg:x="0.788cm" svg:y="0.025cm">
              <text:p text:style-name="P1">学級名の入力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6"/>
        </table:table-row>
        <table:table-row table:style-name="ro1">
          <table:table-cell>
            <draw:custom-shape draw:z-index="1" draw:name="シェイプ 75" draw:style-name="gr17" draw:text-style-name="P10" svg:width="4.638cm" svg:height="0.736cm" svg:x="0.164cm" svg:y="0.381cm">
              <text:p text:style-name="P9"><text:span text:style-name="T3">DataConfirmation.p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0"/>
          <table:table-cell/>
          <table:table-cell table:style-name="Default" table:number-columns-repeated="10"/>
          <table:table-cell table:style-name="Default">
            <draw:frame draw:z-index="10" draw:name="テキスト枠 2" draw:style-name="gr18" draw:text-style-name="P11" svg:width="1.825cm" svg:height="0.747cm" svg:x="0.596cm" svg:y="0.347cm">
              <draw:text-box>
                <text:p text:style-name="P1"><text:span text:style-name="T4">No</text:span></text:p>
              </draw:text-box>
            </draw:frame>
          </table:table-cell>
          <table:table-cell table:style-name="Default" table:number-columns-repeated="16370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9"/>
          <table:table-cell table:style-name="Default">
            <draw:custom-shape draw:z-index="2" draw:name="シェイプ 52" draw:style-name="gr19" draw:text-style-name="P6" svg:width="0.15cm" svg:height="3.123cm" draw:transform="rotate (1.5707963267949) translate (0.597cm 0.3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3"/>
          <table:table-cell table:style-name="Default">
            <draw:custom-shape draw:z-index="12" draw:name="シェイプ 54" draw:style-name="gr20" draw:text-style-name="P6" svg:width="0.15cm" svg:height="4.548cm" svg:x="0.312cm" svg:y="0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67"/>
        </table:table-row>
        <table:table-row table:style-name="ro1" table:number-rows-repeated="2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4"/>
          <table:table-cell table:style-name="Default">
            <draw:custom-shape draw:z-index="7" draw:name="シェイプ 14" draw:style-name="gr21" draw:text-style-name="P3" svg:width="4.024cm" svg:height="0.572cm" svg:x="0.441cm" svg:y="0.429cm">
              <text:p text:style-name="P1">データ一覧を表示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6"/>
        </table:table-row>
        <table:table-row table:style-name="ro1" table:number-rows-repeated="2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7"/>
          <table:table-cell/>
          <table:table-cell table:style-name="Default" table:number-columns-repeated="3"/>
          <table:table-cell table:style-name="Default">
            <draw:custom-shape draw:z-index="11" draw:name="シェイプ 11" draw:style-name="gr22" draw:text-style-name="P5" svg:width="5.687cm" svg:height="1.924cm" svg:x="0.474cm" svg:y="0.463cm">
              <text:p text:style-name="P1">シート名：「0.メニュー」</text:p>
              <text:p text:style-name="P1">↓</text:p>
              <text:p text:style-name="P1">項目：0.操作の選択へ戻る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7"/>
        </table:table-row>
        <table:table-row table:style-name="ro1" table:number-rows-repeated="2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7"/>
          <table:table-cell/>
          <table:table-cell table:style-name="Default" table:number-columns-repeated="9"/>
          <table:table-cell table:style-name="Default">
            <draw:custom-shape draw:z-index="3" draw:name="シェイプ 55" draw:style-name="gr19" draw:text-style-name="P6" svg:width="0.15cm" svg:height="3.123cm" draw:transform="rotate (1.5707963267949) translate (0.628cm 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71"/>
        </table:table-row>
        <table:table-row table:style-name="ro1" table:number-rows-repeated="4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8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16381"/>
        </table:table-row>
        <table:table-row table:style-name="ro1" table:number-rows-repeated="10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16381"/>
        </table:table-row>
        <table:table-row table:style-name="ro1" table:number-rows-repeated="5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 table:number-rows-repeated="5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 table:number-rows-repeated="2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16381"/>
        </table:table-row>
        <table:table-row table:style-name="ro1" table:number-rows-repeated="4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8">
          <table:table-cell table:number-columns-repeated="2"/>
          <table:table-cell table:style-name="ce10"/>
          <table:table-cell table:style-name="Default" table:number-columns-repeated="16381"/>
        </table:table-row>
        <table:table-row table:style-name="ro1" table:number-rows-repeated="2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 table:number-rows-repeated="2">
          <table:table-cell table:number-columns-repeated="3"/>
          <table:table-cell table:style-name="Default" table:number-columns-repeated="16381"/>
        </table:table-row>
        <table:table-row table:style-name="ro9">
          <table:table-cell/>
          <table:table-cell table:style-name="ce11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21">
          <table:table-cell/>
          <table:table-cell table:style-name="ce10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10">
          <table:table-cell/>
          <table:table-cell table:style-name="ce10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7">
          <table:table-cell/>
          <table:table-cell table:style-name="ce10"/>
          <table:table-cell/>
          <table:table-cell table:style-name="Default" table:number-columns-repeated="16381"/>
        </table:table-row>
        <table:table-row table:style-name="ro1" table:number-rows-repeated="2">
          <table:table-cell table:number-columns-repeated="3"/>
          <table:table-cell table:style-name="Default" table:number-columns-repeated="16381"/>
        </table:table-row>
        <table:table-row table:style-name="ro4" table:number-rows-repeated="1048454">
          <table:table-cell table:number-columns-repeated="3"/>
          <table:table-cell table:style-name="Default" table:number-columns-repeated="16381"/>
        </table:table-row>
        <table:table-row table:style-name="ro4">
          <table:table-cell table:number-columns-repeated="3"/>
          <table:table-cell table:style-name="Default" table:number-columns-repeated="16381"/>
        </table:table-row>
      </table:table>
      <table:table table:name="2.データ入力" table:style-name="ta2" table:print-ranges="'2.データ入力'.A1:'2.データ入力'.U49">
        <table:shapes>
          <draw:custom-shape draw:z-index="0" draw:name="シェイプ 15" draw:style-name="gr23" draw:text-style-name="P7" svg:width="17.17cm" svg:height="12.896cm" svg:x="0.1cm" svg:y="5.087cm">
            <text:p/>
            <draw:enhanced-geometry svg:viewBox="0 0 21600 21600" draw:path-stretchpoint-x="10800" draw:path-stretchpoint-y="10800" draw:text-areas="?f3 ?f4 ?f5 ?f6" draw:type="round-rectangle" draw:modifiers="845.8569807037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z-index="8" draw:name="シェイプ 12" draw:style-name="gr2" draw:text-style-name="P3" svg:width="3.279cm" svg:height="0.572cm" svg:x="4.923cm" svg:y="3.178cm">
            <text:p text:style-name="P1">2.データ入力</text:p>
            <draw:enhanced-geometry svg:viewBox="0 0 21600 21600" draw:type="rectangle" draw:enhanced-path="M 0 0 L 21600 0 21600 21600 0 21600 0 0 Z N"/>
          </draw:custom-shape>
          <draw:custom-shape draw:z-index="10" draw:name="シェイプ 16" draw:style-name="gr3" draw:text-style-name="P4" svg:width="5.822cm" svg:height="1.948cm" svg:x="3.665cm" svg:y="5.486cm">
            <text:p text:style-name="P1">学級名.dbが存在</text:p>
            <text:p text:style-name="P1">しているか？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z-index="11" draw:name="テキスト枠 1" draw:style-name="gr15" draw:text-style-name="P8" svg:width="1.825cm" svg:height="0.747cm" svg:x="6.178cm" svg:y="7.59cm">
            <draw:text-box>
              <text:p text:style-name="P1"><text:span text:style-name="T2">Yes</text:span></text:p>
            </draw:text-box>
          </draw:frame>
        </table:shapes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2">
          <table:table-cell/>
          <table:table-cell table:style-name="ce11" office:value-type="string" calcext:value-type="string">
            <text:p>[処理フロー図_2]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3">
          <table:table-cell/>
          <table:table-cell table:style-name="ce12" office:value-type="string" calcext:value-type="string">
            <text:p>2.データ入力処理仕様（menu.py→DataEntry.py）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4"/>
          <table:table-cell table:style-name="Default">
            <draw:custom-shape draw:z-index="6" draw:name="シェイプ 58" draw:style-name="gr24" draw:text-style-name="P6" svg:width="0.15cm" svg:height="15.15cm" svg:x="0.716cm" svg:y="0.2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76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/>
          <table:table-cell table:style-name="ce10"/>
          <table:table-cell/>
          <table:table-cell table:style-name="Default" table:number-columns-repeated="2"/>
          <table:table-cell table:style-name="Default">
            <draw:custom-shape draw:z-index="9" draw:name="シェイプ 13" draw:style-name="gr10" draw:text-style-name="P3" svg:width="3.259cm" svg:height="0.572cm" svg:x="0.739cm" svg:y="0.025cm">
              <text:p text:style-name="P1">学級名の入力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8"/>
        </table:table-row>
        <table:table-row table:style-name="ro1">
          <table:table-cell>
            <draw:custom-shape draw:z-index="25" draw:name="シェイプ 29" draw:style-name="gr25" draw:text-style-name="P12" svg:width="4.024cm" svg:height="0.736cm" svg:x="0.164cm" svg:y="0.374cm">
              <text:p text:style-name="P1">DataEntry.py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0"/>
          <table:table-cell/>
          <table:table-cell table:style-name="Default" table:number-columns-repeated="9"/>
          <table:table-cell table:style-name="Default">
            <draw:frame draw:z-index="12" draw:name="テキスト枠 2" draw:style-name="gr18" draw:text-style-name="P11" svg:width="1.825cm" svg:height="0.747cm" svg:x="0.422cm" svg:y="0.347cm">
              <draw:text-box>
                <text:p text:style-name="P1"><text:span text:style-name="T4">No</text:span></text:p>
              </draw:text-box>
            </draw:frame>
          </table:table-cell>
          <table:table-cell table:style-name="Default" table:number-columns-repeated="16371"/>
        </table:table-row>
        <table:table-row table:style-name="ro1">
          <table:table-cell table:number-columns-repeated="3"/>
          <table:table-cell table:style-name="Default" table:number-columns-repeated="12"/>
          <table:table-cell table:style-name="Default">
            <draw:custom-shape draw:z-index="19" draw:name="シェイプ 23" draw:style-name="gr21" draw:text-style-name="P3" svg:width="4.024cm" svg:height="0.572cm" svg:x="0.783cm" svg:y="0.356cm">
              <text:p text:style-name="P1">新しい.dbの作成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68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7"/>
          <table:table-cell table:style-name="Default">
            <draw:custom-shape draw:z-index="4" draw:name="シェイプ 56" draw:style-name="gr26" draw:text-style-name="P6" svg:width="0.15cm" svg:height="6.253cm" draw:transform="rotate (1.5707963267949) translate (0.673cm 0.3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7"/>
          <table:table-cell table:style-name="Default">
            <draw:custom-shape draw:z-index="5" draw:name="シェイプ 57" draw:style-name="gr27" draw:text-style-name="P6" svg:width="0.15cm" svg:height="12.96cm" svg:x="0.216cm" svg:y="0.1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65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13"/>
          <table:table-cell table:style-name="Default">
            <draw:custom-shape draw:z-index="20" draw:name="シェイプ 24" draw:style-name="gr21" draw:text-style-name="P3" svg:width="4.024cm" svg:height="0.572cm" svg:x="0.022cm" svg:y="0.451cm">
              <text:p text:style-name="P1">入力人数の指定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67"/>
        </table:table-row>
        <table:table-row table:style-name="ro1" table:number-rows-repeated="2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5"/>
          <table:table-cell/>
          <table:table-cell table:style-name="Default"/>
          <table:table-cell table:style-name="Default">
            <draw:custom-shape draw:z-index="15" draw:name="シェイプ 19" draw:style-name="gr3" draw:text-style-name="P4" svg:width="5.822cm" svg:height="1.948cm" svg:x="0.319cm" svg:y="-0.003cm">
              <text:p text:style-name="P1">操作の選択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style-name="Default" table:number-columns-repeated="11"/>
          <table:table-cell table:style-name="Default">
            <draw:custom-shape draw:z-index="21" draw:name="シェイプ 25" draw:style-name="gr28" draw:text-style-name="P13" svg:width="4.024cm" svg:height="1.912cm" svg:x="0cm" svg:y="0.2cm">
              <text:p text:style-name="P1">【ループ処理】</text:p>
              <text:p text:style-name="P1">生徒データの入力</text:p>
              <text:p text:style-name="P1">(名前,成績)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67"/>
        </table:table-row>
        <table:table-row table:style-name="ro1">
          <table:table-cell/>
          <table:table-cell table:style-name="ce15"/>
          <table:table-cell>
            <draw:custom-shape draw:z-index="3" draw:name="シェイプ 62" draw:style-name="gr29" draw:text-style-name="P6" svg:width="0.15cm" svg:height="9.933cm" svg:x="0.493cm" svg:y="0.4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0"/>
          <table:table-cell table:style-name="Default">
            <draw:custom-shape draw:z-index="2" draw:name="シェイプ 61" draw:style-name="gr30" draw:text-style-name="P6" svg:width="0.15cm" svg:height="9.88cm" svg:x="0.2cm" svg:y="0.4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70"/>
        </table:table-row>
        <table:table-row table:style-name="ro1">
          <table:table-cell/>
          <table:table-cell table:style-name="ce17"/>
          <table:table-cell>
            <draw:custom-shape draw:z-index="1" draw:name="シェイプ 60" draw:style-name="gr31" draw:text-style-name="P6" svg:width="0.15cm" svg:height="8.921cm" draw:transform="rotate (1.5707963267949) translate (0.506cm 0.0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81"/>
        </table:table-row>
        <table:table-row table:style-name="ro1" table:number-rows-repeated="2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7"/>
          <table:table-cell/>
          <table:table-cell table:style-name="Default" table:number-columns-repeated="12"/>
          <table:table-cell table:style-name="Default">
            <draw:custom-shape draw:z-index="18" draw:name="シェイプ 22" draw:style-name="gr21" draw:text-style-name="P3" svg:width="4.024cm" svg:height="0.572cm" svg:x="0.794cm" svg:y="0.449cm">
              <text:p text:style-name="P1">一覧表の表示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68"/>
        </table:table-row>
        <table:table-row table:style-name="ro1">
          <table:table-cell>
            <draw:custom-shape draw:z-index="13" draw:name="シェイプ 17" draw:style-name="gr21" draw:text-style-name="P3" svg:width="4.024cm" svg:height="0.572cm" svg:x="0.225cm" svg:y="0.02cm">
              <text:p text:style-name="P1">2.1.データの追加</text:p>
              <draw:enhanced-geometry svg:viewBox="0 0 21600 21600" draw:type="rectangle" draw:enhanced-path="M 0 0 L 21600 0 21600 21600 0 21600 0 0 Z N"/>
            </draw:custom-shape>
          </table:table-cell>
          <table:table-cell table:style-name="ce17"/>
          <table:table-cell/>
          <table:table-cell table:style-name="Default" table:number-columns-repeated="2"/>
          <table:table-cell table:style-name="Default">
            <draw:custom-shape draw:z-index="14" draw:name="シェイプ 18" draw:style-name="gr21" draw:text-style-name="P3" svg:width="4.024cm" svg:height="0.572cm" svg:x="0.403cm" svg:y="-0.003cm">
              <text:p text:style-name="P1">2.2.データの変更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4"/>
          <table:table-cell table:style-name="Default">
            <draw:custom-shape draw:z-index="17" draw:name="シェイプ 21" draw:style-name="gr21" draw:text-style-name="P3" svg:width="4.024cm" svg:height="0.572cm" svg:x="0.598cm" svg:y="0.005cm">
              <text:p text:style-name="P1">2.3.メニューへ戻る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3"/>
        </table:table-row>
        <table:table-row table:style-name="ro1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>
          <table:table-cell>
            <draw:custom-shape draw:z-index="26" draw:name="シェイプ 30" draw:style-name="gr21" draw:text-style-name="P3" svg:width="4.024cm" svg:height="0.572cm" svg:x="0.24cm" svg:y="0.24cm">
              <text:p text:style-name="P1">一覧表の表示</text:p>
              <draw:enhanced-geometry svg:viewBox="0 0 21600 21600" draw:type="rectangle" draw:enhanced-path="M 0 0 L 21600 0 21600 21600 0 21600 0 0 Z N"/>
            </draw:custom-shape>
          </table:table-cell>
          <table:table-cell table:style-name="ce17"/>
          <table:table-cell/>
          <table:table-cell table:style-name="Default" table:number-columns-repeated="2"/>
          <table:table-cell table:style-name="Default">
            <draw:custom-shape draw:z-index="27" draw:name="シェイプ 31" draw:style-name="gr21" draw:text-style-name="P3" svg:width="4.024cm" svg:height="0.572cm" svg:x="0.39cm" svg:y="0.206cm">
              <text:p text:style-name="P1">一覧表の表示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8"/>
        </table:table-row>
        <table:table-row table:style-name="ro1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>
          <table:table-cell>
            <draw:custom-shape draw:z-index="22" draw:name="シェイプ 26" draw:style-name="gr21" draw:text-style-name="P3" svg:width="4.024cm" svg:height="0.572cm" svg:x="0.248cm" svg:y="0.338cm">
              <text:p text:style-name="P1">追加人数の指定</text:p>
              <draw:enhanced-geometry svg:viewBox="0 0 21600 21600" draw:type="rectangle" draw:enhanced-path="M 0 0 L 21600 0 21600 21600 0 21600 0 0 Z N"/>
            </draw:custom-shape>
          </table:table-cell>
          <table:table-cell table:style-name="ce18"/>
          <table:table-cell/>
          <table:table-cell table:style-name="Default" table:number-columns-repeated="2"/>
          <table:table-cell table:style-name="Default">
            <draw:custom-shape draw:z-index="28" draw:name="シェイプ 32" draw:style-name="gr21" draw:text-style-name="P3" svg:width="4.024cm" svg:height="0.572cm" svg:x="0.413cm" svg:y="0.339cm">
              <text:p text:style-name="P1">変更するNoを入力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8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>
            <draw:custom-shape draw:z-index="23" draw:name="シェイプ 28" draw:style-name="gr28" draw:text-style-name="P13" svg:width="4.024cm" svg:height="1.912cm" svg:x="0.264cm" svg:y="0.487cm">
              <text:p text:style-name="P1">【ループ処理】</text:p>
              <text:p text:style-name="P1">生徒データの入力</text:p>
              <text:p text:style-name="P1">(No,名前,成績)</text:p>
              <draw:enhanced-geometry svg:viewBox="0 0 21600 21600" draw:type="rectangle" draw:enhanced-path="M 0 0 L 21600 0 21600 21600 0 21600 0 0 Z N"/>
            </draw:custom-shape>
          </table:table-cell>
          <table:table-cell table:style-name="ce12"/>
          <table:table-cell/>
          <table:table-cell table:style-name="Default" table:number-columns-repeated="2"/>
          <table:table-cell table:style-name="Default">
            <draw:custom-shape draw:z-index="30" draw:name="シェイプ 34" draw:style-name="gr32" draw:text-style-name="P3" svg:width="4.024cm" svg:height="1.912cm" svg:x="0.413cm" svg:y="0.531cm">
              <text:p text:style-name="P1">生徒データの入力</text:p>
              <text:p text:style-name="P1">(名前,成績)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8"/>
        </table:table-row>
        <table:table-row table:style-name="ro1" table:number-rows-repeated="4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>
            <draw:custom-shape draw:z-index="24" draw:name="シェイプ 27" draw:style-name="gr21" draw:text-style-name="P3" svg:width="4.024cm" svg:height="0.572cm" svg:x="0.248cm" svg:y="0.2cm">
              <text:p text:style-name="P1">一覧表の表示</text:p>
              <draw:enhanced-geometry svg:viewBox="0 0 21600 21600" draw:type="rectangle" draw:enhanced-path="M 0 0 L 21600 0 21600 21600 0 21600 0 0 Z N"/>
            </draw:custom-shape>
          </table:table-cell>
          <table:table-cell table:style-name="ce15"/>
          <table:table-cell/>
          <table:table-cell table:style-name="Default" table:number-columns-repeated="2"/>
          <table:table-cell table:style-name="Default">
            <draw:custom-shape draw:z-index="29" draw:name="シェイプ 33" draw:style-name="gr21" draw:text-style-name="P3" svg:width="4.024cm" svg:height="0.572cm" svg:x="0.435cm" svg:y="0.179cm">
              <text:p text:style-name="P1">一覧表の表示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8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5"/>
          <table:table-cell/>
          <table:table-cell table:style-name="Default"/>
          <table:table-cell table:style-name="Default">
            <draw:custom-shape draw:z-index="16" draw:name="シェイプ 20" draw:style-name="gr22" draw:text-style-name="P5" svg:width="5.687cm" svg:height="1.924cm" svg:x="0.413cm" svg:y="0.266cm">
              <text:p text:style-name="P1">シート名：「0.メニュー」</text:p>
              <text:p text:style-name="P1">↓</text:p>
              <text:p text:style-name="P1">項目：0.操作の選択へ戻る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5"/>
          <table:table-cell>
            <draw:custom-shape draw:z-index="7" draw:name="シェイプ 59" draw:style-name="gr33" draw:text-style-name="P6" svg:width="0.15cm" svg:height="13.033cm" draw:transform="rotate (1.5707963267949) translate (0.519cm 0.4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81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16381"/>
        </table:table-row>
        <table:table-row table:style-name="ro1" table:number-rows-repeated="5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 table:number-rows-repeated="5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 table:number-rows-repeated="2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16381"/>
        </table:table-row>
        <table:table-row table:style-name="ro1" table:number-rows-repeated="4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8">
          <table:table-cell table:number-columns-repeated="2"/>
          <table:table-cell table:style-name="ce10"/>
          <table:table-cell table:style-name="Default" table:number-columns-repeated="16381"/>
        </table:table-row>
        <table:table-row table:style-name="ro1" table:number-rows-repeated="2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 table:number-rows-repeated="2">
          <table:table-cell table:number-columns-repeated="3"/>
          <table:table-cell table:style-name="Default" table:number-columns-repeated="16381"/>
        </table:table-row>
        <table:table-row table:style-name="ro9">
          <table:table-cell/>
          <table:table-cell table:style-name="ce11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21">
          <table:table-cell/>
          <table:table-cell table:style-name="ce10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10">
          <table:table-cell/>
          <table:table-cell table:style-name="ce10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7">
          <table:table-cell/>
          <table:table-cell table:style-name="ce10"/>
          <table:table-cell/>
          <table:table-cell table:style-name="Default" table:number-columns-repeated="16381"/>
        </table:table-row>
        <table:table-row table:style-name="ro1" table:number-rows-repeated="2">
          <table:table-cell table:number-columns-repeated="3"/>
          <table:table-cell table:style-name="Default" table:number-columns-repeated="16381"/>
        </table:table-row>
        <table:table-row table:style-name="ro4" table:number-rows-repeated="1048454">
          <table:table-cell table:number-columns-repeated="3"/>
          <table:table-cell table:style-name="Default" table:number-columns-repeated="16381"/>
        </table:table-row>
        <table:table-row table:style-name="ro4">
          <table:table-cell table:number-columns-repeated="3"/>
          <table:table-cell table:style-name="Default" table:number-columns-repeated="16381"/>
        </table:table-row>
      </table:table>
      <table:table table:name="3.データ削除" table:style-name="ta2" table:print-ranges="'3.データ削除'.A1:'3.データ削除'.U49">
        <table:shapes>
          <draw:custom-shape draw:z-index="0" draw:name="シェイプ 76" draw:style-name="gr34" draw:text-style-name="P7" svg:width="17.17cm" svg:height="6.173cm" svg:x="0.1cm" svg:y="6.451cm">
            <text:p/>
            <draw:enhanced-geometry svg:viewBox="0 0 21600 21600" draw:path-stretchpoint-x="10800" draw:path-stretchpoint-y="10800" draw:text-areas="?f3 ?f4 ?f5 ?f6" draw:type="round-rectangle" draw:modifiers="845.8569807037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z-index="11" draw:name="シェイプ 35" draw:style-name="gr2" draw:text-style-name="P3" svg:width="3.279cm" svg:height="0.572cm" svg:x="7.523cm" svg:y="3.178cm">
            <text:p text:style-name="P1">3.データ削除</text:p>
            <draw:enhanced-geometry svg:viewBox="0 0 21600 21600" draw:type="rectangle" draw:enhanced-path="M 0 0 L 21600 0 21600 21600 0 21600 0 0 Z N"/>
          </draw:custom-shape>
          <draw:custom-shape draw:z-index="13" draw:name="シェイプ 38" draw:style-name="gr3" draw:text-style-name="P4" svg:width="5.822cm" svg:height="1.948cm" svg:x="6.265cm" svg:y="4.286cm">
            <text:p text:style-name="P1">操作の選択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z-index="14" draw:name="テキスト枠 3" draw:style-name="gr15" draw:text-style-name="P8" svg:width="1.825cm" svg:height="0.747cm" svg:x="13.832cm" svg:y="10.529cm">
            <draw:text-box>
              <text:p text:style-name="P1"><text:span text:style-name="T2">Yes</text:span></text:p>
            </draw:text-box>
          </draw:frame>
        </table:shapes>
        <table:table-column table:style-name="co2" table:number-columns-repeated="4" table:default-cell-style-name="Default"/>
        <table:table-column table:style-name="co2" table:number-columns-repeated="16380"/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2">
          <table:table-cell/>
          <table:table-cell table:style-name="ce11" office:value-type="string" calcext:value-type="string">
            <text:p>[処理フロー図_3]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3">
          <table:table-cell/>
          <table:table-cell table:style-name="ce12" office:value-type="string" calcext:value-type="string">
            <text:p>3.データ削除処理仕様（menu.py→DataDelete.py）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7">
          <table:table-cell/>
          <table:table-cell table:style-name="ce9"/>
          <table:table-cell table:number-columns-repeated="2"/>
          <table:table-cell table:style-name="Default" table:number-columns-repeated="6"/>
          <table:table-cell table:style-name="Default">
            <draw:custom-shape draw:z-index="10" draw:name="シェイプ 67" draw:style-name="gr35" draw:text-style-name="P6" svg:width="0.15cm" svg:height="1.436cm" svg:x="0.802cm" svg:y="0.3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73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16380"/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>
            <draw:custom-shape draw:z-index="6" draw:name="シェイプ 68" draw:style-name="gr36" draw:text-style-name="P6" svg:width="0.15cm" svg:height="8.987cm" svg:x="0.574cm" svg:y="0.4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2"/>
          <table:table-cell table:style-name="Default">
            <draw:custom-shape draw:z-index="7" draw:name="シェイプ 63" draw:style-name="gr37" draw:text-style-name="P6" svg:width="0.15cm" svg:height="8.954cm" svg:x="0cm" svg:y="0.4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66"/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>
            <draw:custom-shape draw:z-index="9" draw:name="シェイプ 69" draw:style-name="gr38" draw:text-style-name="P6" svg:width="0.15cm" svg:height="10.201cm" draw:transform="rotate (1.5707963267949) translate (0.659cm 0.0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79"/>
        </table:table-row>
        <table:table-row table:style-name="ro1">
          <table:table-cell>
            <draw:custom-shape draw:z-index="1" draw:name="シェイプ 77" draw:style-name="gr39" draw:text-style-name="P12" svg:width="3.138cm" svg:height="0.736cm" svg:x="0.164cm" svg:y="0.064cm">
              <text:p text:style-name="P1">DataDelete.py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 table:style-name="Default" table:number-columns-repeated="16380"/>
        </table:table-row>
        <table:table-row table:style-name="ro8">
          <table:table-cell/>
          <table:table-cell table:style-name="ce12"/>
          <table:table-cell>
            <draw:custom-shape draw:z-index="17" draw:name="シェイプ 40" draw:style-name="gr2" draw:text-style-name="P3" svg:width="3.279cm" svg:height="0.572cm" svg:x="0.747cm" svg:y="0.75cm">
              <text:p text:style-name="P1">3.1.選択削除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table:style-name="ce15"/>
          <table:table-cell table:number-columns-repeated="2"/>
          <table:table-cell table:style-name="Default" table:number-columns-repeated="9"/>
          <table:table-cell table:style-name="Default">
            <draw:custom-shape draw:z-index="18" draw:name="シェイプ 41" draw:style-name="gr40" draw:text-style-name="P3" svg:width="4.977cm" svg:height="0.572cm" svg:x="0.797cm" svg:y="0.038cm">
              <text:p text:style-name="P1">3.2.全学級データ削除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0"/>
        </table:table-row>
        <table:table-row table:style-name="ro1">
          <table:table-cell/>
          <table:table-cell table:style-name="ce15"/>
          <table:table-cell table:number-columns-repeated="2"/>
          <table:table-cell table:style-name="Default" table:number-columns-repeated="16380"/>
        </table:table-row>
        <table:table-row table:style-name="ro1">
          <table:table-cell/>
          <table:table-cell table:style-name="ce15"/>
          <table:table-cell>
            <draw:custom-shape draw:z-index="12" draw:name="シェイプ 36" draw:style-name="gr10" draw:text-style-name="P3" svg:width="3.259cm" svg:height="0.572cm" svg:x="0.758cm" svg:y="0.429cm">
              <text:p text:style-name="P1">学級名の入力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table:style-name="ce15"/>
          <table:table-cell table:number-columns-repeated="2"/>
          <table:table-cell table:style-name="Default" table:number-columns-repeated="16380"/>
        </table:table-row>
        <table:table-row table:style-name="ro1">
          <table:table-cell/>
          <table:table-cell table:style-name="ce15"/>
          <table:table-cell table:number-columns-repeated="2"/>
          <table:table-cell table:style-name="Default" table:number-columns-repeated="7"/>
          <table:table-cell table:style-name="Default">
            <draw:frame draw:z-index="22" draw:name="テキスト枠 6" draw:style-name="gr18" draw:text-style-name="P11" svg:width="1.825cm" svg:height="0.747cm" svg:x="0.777cm" svg:y="0.48cm">
              <draw:text-box>
                <text:p text:style-name="P1"><text:span text:style-name="T4">No</text:span></text:p>
              </draw:text-box>
            </draw:frame>
          </table:table-cell>
          <table:table-cell table:style-name="Default" table:number-columns-repeated="16372"/>
        </table:table-row>
        <table:table-row table:style-name="ro1">
          <table:table-cell/>
          <table:table-cell table:style-name="ce17"/>
          <table:table-cell>
            <draw:custom-shape draw:z-index="19" draw:name="シェイプ 42" draw:style-name="gr10" draw:text-style-name="P3" svg:width="3.259cm" svg:height="0.572cm" svg:x="0.753cm" svg:y="0.483cm">
              <text:p text:style-name="P1">削除の最終確認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Default" table:number-columns-repeated="3"/>
          <table:table-cell table:style-name="Default">
            <draw:frame draw:z-index="15" draw:name="テキスト枠 4" draw:style-name="gr18" draw:text-style-name="P11" svg:width="1.825cm" svg:height="0.747cm" svg:x="0.291cm" svg:y="-0.002cm">
              <draw:text-box>
                <text:p text:style-name="P1"><text:span text:style-name="T4">No</text:span></text:p>
              </draw:text-box>
            </draw:frame>
          </table:table-cell>
          <table:table-cell table:style-name="Default" table:number-columns-repeated="6"/>
          <table:table-cell table:style-name="Default">
            <draw:custom-shape draw:z-index="20" draw:name="シェイプ 43" draw:style-name="gr40" draw:text-style-name="P3" svg:width="4.977cm" svg:height="0.572cm" svg:x="0.026cm" svg:y="0.484cm">
              <text:p text:style-name="P1">削除の最終確認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17"/>
          <table:table-cell table:number-columns-repeated="2"/>
          <table:table-cell table:style-name="Default" table:number-columns-repeated="2"/>
          <table:table-cell table:style-name="Default">
            <draw:custom-shape draw:z-index="2" draw:name="シェイプ 70" draw:style-name="gr41" draw:text-style-name="P6" svg:width="0.15cm" svg:height="2.552cm" draw:transform="rotate (1.5707963267949) translate (0.696cm 0.37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2"/>
          <table:table-cell table:style-name="Default">
            <draw:custom-shape draw:z-index="4" draw:name="シェイプ 72" draw:style-name="gr42" draw:text-style-name="P6" svg:width="0.15cm" svg:height="3.361cm" svg:x="0.64cm" svg:y="0.2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2"/>
          <table:table-cell table:style-name="Default">
            <draw:custom-shape draw:z-index="3" draw:name="シェイプ 71" draw:style-name="gr43" draw:text-style-name="P6" svg:width="0.15cm" svg:height="1.78cm" draw:transform="rotate (1.5707963267949) translate (0.031cm 0.3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5" draw:name="シェイプ 73" draw:style-name="gr42" draw:text-style-name="P6" svg:width="0.15cm" svg:height="3.361cm" svg:x="0.022cm" svg:y="0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71"/>
        </table:table-row>
        <table:table-row table:style-name="ro1">
          <table:table-cell/>
          <table:table-cell table:style-name="ce17"/>
          <table:table-cell>
            <draw:frame draw:z-index="21" draw:name="テキスト枠 5" draw:style-name="gr15" draw:text-style-name="P8" svg:width="1.825cm" svg:height="0.747cm" svg:x="0.716cm" svg:y="0.117cm">
              <draw:text-box>
                <text:p text:style-name="P1"><text:span text:style-name="T2">Yes</text:span></text:p>
              </draw:text-box>
            </draw:frame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table:style-name="ce17"/>
          <table:table-cell>
            <draw:custom-shape draw:z-index="23" draw:name="シェイプ 65" draw:style-name="gr10" draw:text-style-name="P3" svg:width="3.259cm" svg:height="0.572cm" svg:x="0.745cm" svg:y="0.465cm">
              <text:p text:style-name="P1">削除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Default" table:number-columns-repeated="10"/>
          <table:table-cell table:style-name="Default">
            <draw:custom-shape draw:z-index="24" draw:name="シェイプ 66" draw:style-name="gr40" draw:text-style-name="P3" svg:width="4.977cm" svg:height="0.572cm" svg:x="0.018cm" svg:y="0.466cm">
              <text:p text:style-name="P1">削除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69"/>
        </table:table-row>
        <table:table-row table:style-name="ro1" table:number-rows-repeated="3">
          <table:table-cell/>
          <table:table-cell table:style-name="ce17"/>
          <table:table-cell table:number-columns-repeated="2"/>
          <table:table-cell table:style-name="Default" table:number-columns-repeated="16380"/>
        </table:table-row>
        <table:table-row table:style-name="ro1">
          <table:table-cell/>
          <table:table-cell table:style-name="ce17"/>
          <table:table-cell table:number-columns-repeated="2"/>
          <table:table-cell table:style-name="Default" table:number-columns-repeated="3"/>
          <table:table-cell table:style-name="Default">
            <draw:custom-shape draw:z-index="16" draw:name="シェイプ 39" draw:style-name="gr22" draw:text-style-name="P5" svg:width="5.687cm" svg:height="1.924cm" svg:x="0.474cm" svg:y="0.321cm">
              <text:p text:style-name="P1">シート名：「0.メニュー」</text:p>
              <text:p text:style-name="P1">↓</text:p>
              <text:p text:style-name="P1">項目：0.操作の選択へ戻る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6"/>
        </table:table-row>
        <table:table-row table:style-name="ro1">
          <table:table-cell/>
          <table:table-cell table:style-name="ce18"/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>
            <draw:custom-shape draw:z-index="8" draw:name="シェイプ 64" draw:style-name="gr44" draw:text-style-name="P6" svg:width="0.15cm" svg:height="10.248cm" draw:transform="rotate (1.5707963267949) translate (0.611cm 0.4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79"/>
        </table:table-row>
        <table:table-row table:style-name="ro8">
          <table:table-cell/>
          <table:table-cell table:style-name="ce12"/>
          <table:table-cell table:number-columns-repeated="2"/>
          <table:table-cell table:style-name="Default" table:number-columns-repeated="16380"/>
        </table:table-row>
        <table:table-row table:style-name="ro1" table:number-rows-repeated="10">
          <table:table-cell/>
          <table:table-cell table:style-name="ce15"/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8">
          <table:table-cell/>
          <table:table-cell table:style-name="ce12"/>
          <table:table-cell table:number-columns-repeated="2"/>
          <table:table-cell table:style-name="Default" table:number-columns-repeated="16380"/>
        </table:table-row>
        <table:table-row table:style-name="ro1" table:number-rows-repeated="5">
          <table:table-cell/>
          <table:table-cell table:style-name="ce15"/>
          <table:table-cell table:number-columns-repeated="2"/>
          <table:table-cell table:style-name="Default" table:number-columns-repeated="16380"/>
        </table:table-row>
        <table:table-row table:style-name="ro1" table:number-rows-repeated="5">
          <table:table-cell/>
          <table:table-cell table:style-name="ce17"/>
          <table:table-cell table:number-columns-repeated="2"/>
          <table:table-cell table:style-name="Default" table:number-columns-repeated="16380"/>
        </table:table-row>
        <table:table-row table:style-name="ro1" table:number-rows-repeated="2">
          <table:table-cell/>
          <table:table-cell table:style-name="ce15"/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8">
          <table:table-cell/>
          <table:table-cell table:style-name="ce12"/>
          <table:table-cell table:number-columns-repeated="2"/>
          <table:table-cell table:style-name="Default" table:number-columns-repeated="16380"/>
        </table:table-row>
        <table:table-row table:style-name="ro1" table:number-rows-repeated="4">
          <table:table-cell/>
          <table:table-cell table:style-name="ce15"/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1" table:number-rows-repeated="8">
          <table:table-cell table:number-columns-repeated="2"/>
          <table:table-cell table:style-name="ce10" table:number-columns-repeated="2"/>
          <table:table-cell table:style-name="Default" table:number-columns-repeated="16380"/>
        </table:table-row>
        <table:table-row table:style-name="ro1" table:number-rows-repeated="2">
          <table:table-cell/>
          <table:table-cell table:style-name="ce15"/>
          <table:table-cell table:number-columns-repeated="2"/>
          <table:table-cell table:style-name="Default" table:number-columns-repeated="16380"/>
        </table:table-row>
        <table:table-row table:style-name="ro1" table:number-rows-repeated="2">
          <table:table-cell table:number-columns-repeated="4"/>
          <table:table-cell table:style-name="Default" table:number-columns-repeated="16380"/>
        </table:table-row>
        <table:table-row table:style-name="ro9">
          <table:table-cell/>
          <table:table-cell table:style-name="ce11"/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7">
          <table:table-cell/>
          <table:table-cell table:style-name="ce9"/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1" table:number-rows-repeated="21">
          <table:table-cell/>
          <table:table-cell table:style-name="ce10"/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7">
          <table:table-cell/>
          <table:table-cell table:style-name="ce9"/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1" table:number-rows-repeated="10">
          <table:table-cell/>
          <table:table-cell table:style-name="ce10"/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7">
          <table:table-cell/>
          <table:table-cell table:style-name="ce9"/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1" table:number-rows-repeated="7">
          <table:table-cell/>
          <table:table-cell table:style-name="ce10"/>
          <table:table-cell table:number-columns-repeated="2"/>
          <table:table-cell table:style-name="Default" table:number-columns-repeated="16380"/>
        </table:table-row>
        <table:table-row table:style-name="ro1" table:number-rows-repeated="1048456">
          <table:table-cell table:number-columns-repeated="4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</table:table>
      <table:table table:name="4.平均点グラフ作成" table:style-name="ta2" table:print-ranges="'4.平均点グラフ作成'.A1:'4.平均点グラフ作成'.U49">
        <table:shapes>
          <draw:custom-shape draw:z-index="0" draw:name="シェイプ 78" draw:style-name="gr45" draw:text-style-name="P7" svg:width="17.17cm" svg:height="6.978cm" svg:x="0.1cm" svg:y="5.094cm">
            <text:p/>
            <draw:enhanced-geometry svg:viewBox="0 0 21600 21600" draw:path-stretchpoint-x="10800" draw:path-stretchpoint-y="10800" draw:text-areas="?f3 ?f4 ?f5 ?f6" draw:type="round-rectangle" draw:modifiers="845.8569807037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z-index="5" draw:name="シェイプ 83" draw:style-name="gr2" draw:text-style-name="P3" svg:width="3.279cm" svg:height="0.572cm" svg:x="6.623cm" svg:y="3.178cm">
            <text:p text:style-name="P1">4.平均点グラフ</text:p>
            <draw:enhanced-geometry svg:viewBox="0 0 21600 21600" draw:type="rectangle" draw:enhanced-path="M 0 0 L 21600 0 21600 21600 0 21600 0 0 Z N"/>
          </draw:custom-shape>
          <draw:custom-shape draw:z-index="8" draw:name="シェイプ 86" draw:style-name="gr46" draw:text-style-name="P14" svg:width="5.822cm" svg:height="2.41cm" svg:x="5.365cm" svg:y="6.686cm">
            <text:p text:style-name="P1"><text:span text:style-name="T5">【自動】</text:span></text:p>
            <text:p text:style-name="P1"><text:span text:style-name="T5">入力した学年のデータが</text:span></text:p>
            <text:p text:style-name="P1"><text:span text:style-name="T5">存在しているか？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z-index="9" draw:name="テキスト枠 7" draw:style-name="gr15" draw:text-style-name="P8" svg:width="1.825cm" svg:height="0.747cm" svg:x="7.986cm" svg:y="9.192cm">
            <draw:text-box>
              <text:p text:style-name="P1"><text:span text:style-name="T2">Yes</text:span></text:p>
            </draw:text-box>
          </draw:frame>
        </table:shapes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2">
          <table:table-cell/>
          <table:table-cell table:style-name="ce11" office:value-type="string" calcext:value-type="string">
            <text:p>[処理フロー図_4]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3">
          <table:table-cell/>
          <table:table-cell table:style-name="ce12" office:value-type="string" calcext:value-type="string">
            <text:p>4.平均点グラフ処理仕様（menu.py→<text:span text:style-name="T9">DataGraph.py</text:span>）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6"/>
          <table:table-cell table:style-name="Default">
            <draw:custom-shape draw:z-index="4" draw:name="シェイプ 82" draw:style-name="gr47" draw:text-style-name="P6" svg:width="0.15cm" svg:height="9.297cm" svg:x="0.76cm" svg:y="0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74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/>
          <table:table-cell table:style-name="ce10"/>
          <table:table-cell/>
          <table:table-cell table:style-name="Default" table:number-columns-repeated="4"/>
          <table:table-cell table:style-name="Default">
            <draw:custom-shape draw:z-index="6" draw:name="シェイプ 84" draw:style-name="gr10" draw:text-style-name="P3" svg:width="3.259cm" svg:height="0.572cm" svg:x="0.788cm" svg:y="0.025cm">
              <text:p text:style-name="P1">学年の入力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6"/>
        </table:table-row>
        <table:table-row table:style-name="ro1">
          <table:table-cell>
            <draw:custom-shape draw:z-index="1" draw:name="シェイプ 79" draw:style-name="gr17" draw:text-style-name="P10" svg:width="4.638cm" svg:height="0.736cm" svg:x="0.164cm" svg:y="0.381cm">
              <text:p text:style-name="P9"><text:span text:style-name="T3">DataGraph.p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0"/>
          <table:table-cell/>
          <table:table-cell table:style-name="Default" table:number-columns-repeated="4"/>
          <table:table-cell table:style-name="Default">
            <draw:custom-shape draw:z-index="13" draw:name="シェイプ 89" draw:style-name="gr10" draw:text-style-name="P3" svg:width="3.259cm" svg:height="0.572cm" svg:x="0.805cm" svg:y="0.144cm">
              <text:p text:style-name="P1">学級名.dbの選別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6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10"/>
          <table:table-cell table:style-name="Default">
            <draw:frame draw:z-index="10" draw:name="テキスト枠 8" draw:style-name="gr18" draw:text-style-name="P11" svg:width="1.825cm" svg:height="0.747cm" svg:x="0.676cm" svg:y="0.105cm">
              <draw:text-box>
                <text:p text:style-name="P1"><text:span text:style-name="T4">No</text:span></text:p>
              </draw:text-box>
            </draw:frame>
          </table:table-cell>
          <table:table-cell table:style-name="Default" table:number-columns-repeated="16370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9"/>
          <table:table-cell table:style-name="Default">
            <draw:custom-shape draw:z-index="2" draw:name="シェイプ 80" draw:style-name="gr19" draw:text-style-name="P6" svg:width="0.15cm" svg:height="3.123cm" draw:transform="rotate (1.5707963267949) translate (0.818cm 0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3"/>
          <table:table-cell table:style-name="Default">
            <draw:custom-shape draw:z-index="12" draw:name="シェイプ 88" draw:style-name="gr48" draw:text-style-name="P6" svg:width="0.15cm" svg:height="5.521cm" svg:x="0.533cm" svg:y="0.3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67"/>
        </table:table-row>
        <table:table-row table:style-name="ro1" table:number-rows-repeated="3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7"/>
          <table:table-cell/>
          <table:table-cell table:style-name="Default" table:number-columns-repeated="3"/>
          <table:table-cell table:style-name="Default">
            <draw:custom-shape draw:z-index="7" draw:name="シェイプ 85" draw:style-name="gr49" draw:text-style-name="P3" svg:width="5.424cm" svg:height="0.572cm" svg:x="0.567cm" svg:y="0.182cm">
              <text:p text:style-name="P1">各学級の平均点一覧を表示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7"/>
        </table:table-row>
        <table:table-row table:style-name="ro1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7"/>
          <table:table-cell/>
          <table:table-cell table:style-name="Default" table:number-columns-repeated="3"/>
          <table:table-cell table:style-name="Default">
            <draw:custom-shape draw:z-index="14" draw:name="シェイプ 90" draw:style-name="gr49" draw:text-style-name="P3" svg:width="5.424cm" svg:height="0.572cm" svg:x="0.543cm" svg:y="0.323cm">
              <text:p text:style-name="P1">平均点グラフを表示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77"/>
        </table:table-row>
        <table:table-row table:style-name="ro1" table:number-rows-repeated="2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7"/>
          <table:table-cell/>
          <table:table-cell table:style-name="Default" table:number-columns-repeated="3"/>
          <table:table-cell table:style-name="Default">
            <draw:custom-shape draw:z-index="11" draw:name="シェイプ 87" draw:style-name="gr22" draw:text-style-name="P5" svg:width="5.687cm" svg:height="1.924cm" svg:x="0.474cm" svg:y="0.042cm">
              <text:p text:style-name="P1">シート名：「0.メニュー」</text:p>
              <text:p text:style-name="P1">↓</text:p>
              <text:p text:style-name="P1">項目：0.操作の選択へ戻る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377"/>
        </table:table-row>
        <table:table-row table:style-name="ro1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>
          <table:table-cell/>
          <table:table-cell table:style-name="ce18"/>
          <table:table-cell/>
          <table:table-cell table:style-name="Default" table:number-columns-repeated="10"/>
          <table:table-cell table:style-name="Default">
            <draw:custom-shape draw:z-index="3" draw:name="シェイプ 81" draw:style-name="gr19" draw:text-style-name="P6" svg:width="0.15cm" svg:height="3.123cm" draw:transform="rotate (1.5707963267949) translate (0.023cm 0.0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6370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16381"/>
        </table:table-row>
        <table:table-row table:style-name="ro1" table:number-rows-repeated="10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16381"/>
        </table:table-row>
        <table:table-row table:style-name="ro1" table:number-rows-repeated="5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 table:number-rows-repeated="5">
          <table:table-cell/>
          <table:table-cell table:style-name="ce17"/>
          <table:table-cell/>
          <table:table-cell table:style-name="Default" table:number-columns-repeated="16381"/>
        </table:table-row>
        <table:table-row table:style-name="ro1" table:number-rows-repeated="2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8">
          <table:table-cell/>
          <table:table-cell table:style-name="ce12"/>
          <table:table-cell/>
          <table:table-cell table:style-name="Default" table:number-columns-repeated="16381"/>
        </table:table-row>
        <table:table-row table:style-name="ro1" table:number-rows-repeated="4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8">
          <table:table-cell table:number-columns-repeated="2"/>
          <table:table-cell table:style-name="ce10"/>
          <table:table-cell table:style-name="Default" table:number-columns-repeated="16381"/>
        </table:table-row>
        <table:table-row table:style-name="ro1" table:number-rows-repeated="2">
          <table:table-cell/>
          <table:table-cell table:style-name="ce15"/>
          <table:table-cell/>
          <table:table-cell table:style-name="Default" table:number-columns-repeated="16381"/>
        </table:table-row>
        <table:table-row table:style-name="ro1" table:number-rows-repeated="2">
          <table:table-cell table:number-columns-repeated="3"/>
          <table:table-cell table:style-name="Default" table:number-columns-repeated="16381"/>
        </table:table-row>
        <table:table-row table:style-name="ro9">
          <table:table-cell/>
          <table:table-cell table:style-name="ce11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21">
          <table:table-cell/>
          <table:table-cell table:style-name="ce10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10">
          <table:table-cell/>
          <table:table-cell table:style-name="ce10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7">
          <table:table-cell/>
          <table:table-cell table:style-name="ce9"/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 table:number-rows-repeated="7">
          <table:table-cell/>
          <table:table-cell table:style-name="ce10"/>
          <table:table-cell/>
          <table:table-cell table:style-name="Default" table:number-columns-repeated="16381"/>
        </table:table-row>
        <table:table-row table:style-name="ro1" table:number-rows-repeated="2">
          <table:table-cell table:number-columns-repeated="3"/>
          <table:table-cell table:style-name="Default" table:number-columns-repeated="16381"/>
        </table:table-row>
        <table:table-row table:style-name="ro4" table:number-rows-repeated="1048454">
          <table:table-cell table:number-columns-repeated="3"/>
          <table:table-cell table:style-name="Default" table:number-columns-repeated="16381"/>
        </table:table-row>
        <table:table-row table:style-name="ro4">
          <table:table-cell table:number-columns-repeated="3"/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Calibri" svg:font-family="Calibri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modern"/>
    <style:font-face style:name="游ゴシック1" svg:font-family="游ゴシック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游ゴシック1" fo:font-family="游ゴシック" style:font-family-generic="swiss" fo:font-size="11pt" style:font-name-asian="游ゴシック1" style:font-family-asian="游ゴシック" style:font-family-generic-asian="swiss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 テーマ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00/00/00</text:date>, <text:time style:data-style-name="N2" text:time-value="11:45:12.6727371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基本仕様" style:display-name="PageStyle_基本仕様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要件定義" style:display-name="PageStyle_要件定義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ser</meta:initial-creator>
    <meta:creation-date>2025-11-13T23:15:27</meta:creation-date>
    <dc:date>2025-12-01T11:48:20.239039200</dc:date>
    <meta:generator>LibreOffice/25.8.3.2$Windows_X86_64 LibreOffice_project/8ca8d55c161d602844f5428fa4b58097424e324e</meta:generator>
    <meta:editing-duration>PT6H46M17S</meta:editing-duration>
    <meta:editing-cycles>44</meta:editing-cycles>
    <meta:print-date>2025-11-29T14:09:35.712386200</meta:print-date>
    <meta:document-statistic meta:table-count="7" meta:cell-count="94" meta:object-count="102"/>
    <meta:user-defined meta:name="AppVersion">16.0300</meta:user-defined>
  </office:meta>
</office:document-meta>
</file>